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40000008AE31A5A93F1809A57.png" manifest:media-type="image/png"/>
  <manifest:file-entry manifest:full-path="Pictures/10000000000001C1000001D6CF14090E3D840545.png" manifest:media-type="image/png"/>
  <manifest:file-entry manifest:full-path="Pictures/100000000000002000000020B2FF2A327EABC87D.png" manifest:media-type="image/png"/>
  <manifest:file-entry manifest:full-path="Pictures/10000000000000F3000000B6C49759C05293F0FD.png" manifest:media-type="image/png"/>
  <manifest:file-entry manifest:full-path="Pictures/100000000000013800000031A4E932B4DB1C5519.png" manifest:media-type="image/png"/>
  <manifest:file-entry manifest:full-path="Pictures/100000000000018300000167673A9DD1437E1BA4.png" manifest:media-type="image/png"/>
  <manifest:file-entry manifest:full-path="Pictures/1000000000000128000001BE0C96D4D60AAA3912.png" manifest:media-type="image/png"/>
  <manifest:file-entry manifest:full-path="Pictures/1000000000000137000001A91C0C1EFB031A3217.png" manifest:media-type="image/png"/>
  <manifest:file-entry manifest:full-path="Pictures/1000000000000074000000739F44B96A6E920810.png" manifest:media-type="image/png"/>
  <manifest:file-entry manifest:full-path="Pictures/100000000000019B000000E437232593ECDAE4A7.png" manifest:media-type="image/png"/>
  <manifest:file-entry manifest:full-path="Pictures/100000000000010300000076B29481A2E8349758.png" manifest:media-type="image/png"/>
  <manifest:file-entry manifest:full-path="Pictures/10000000000001B20000011095B732F9BF0DCA27.png" manifest:media-type="image/png"/>
  <manifest:file-entry manifest:full-path="Pictures/10000000000001820000016811F2B5B3660304C5.png" manifest:media-type="image/png"/>
  <manifest:file-entry manifest:full-path="Pictures/10000000000000CA000000B72B059232BFAA26F1.png" manifest:media-type="image/png"/>
  <manifest:file-entry manifest:full-path="Pictures/1000000000000121000000B701C9D3DF562DDCE3.png" manifest:media-type="image/png"/>
  <manifest:file-entry manifest:full-path="Pictures/10000000000001210000010E7F6A97E33E9608A9.png" manifest:media-type="image/png"/>
  <manifest:file-entry manifest:full-path="Pictures/100000000000017600000126DAA449B94D7ED6EC.png" manifest:media-type="image/png"/>
  <manifest:file-entry manifest:full-path="Pictures/10000000000002B3000002B0B989ADB5E110BC6F.png" manifest:media-type="image/png"/>
  <manifest:file-entry manifest:full-path="Pictures/10000000000001E6000001EA96CB02C4EF40AEB4.png" manifest:media-type="image/png"/>
  <manifest:file-entry manifest:full-path="Pictures/10000000000001D200000125A615986E525AE41C.png" manifest:media-type="image/png"/>
  <manifest:file-entry manifest:full-path="Pictures/100000000000017B00000124CE94A9E3D1B71502.png" manifest:media-type="image/png"/>
  <manifest:file-entry manifest:full-path="Pictures/1000000000000169000000FA140B337E83EC48B4.png" manifest:media-type="image/png"/>
  <manifest:file-entry manifest:full-path="Pictures/10000000000002E5000000B84585D0D0FA7AC36B.png" manifest:media-type="image/png"/>
  <manifest:file-entry manifest:full-path="Pictures/100000000000025400000217A685188E754D6488.png" manifest:media-type="image/png"/>
  <manifest:file-entry manifest:full-path="Pictures/10000000000001EE0000013C3424F729719A55BC.png" manifest:media-type="image/png"/>
  <manifest:file-entry manifest:full-path="Pictures/1000000000000066000000737D30B14CE0133B2E.png" manifest:media-type="image/png"/>
  <manifest:file-entry manifest:full-path="Pictures/100000000000015800000151AD6123735C79F737.png" manifest:media-type="image/png"/>
  <manifest:file-entry manifest:full-path="Pictures/10000000000001C7000000892DB148D240588555.png" manifest:media-type="image/png"/>
  <manifest:file-entry manifest:full-path="Pictures/1000000000000142000000B750F05813A360E987.png" manifest:media-type="image/png"/>
  <manifest:file-entry manifest:full-path="Pictures/10000000000001BD000002C75AB34EA30B02D61E.png" manifest:media-type="image/png"/>
  <manifest:file-entry manifest:full-path="Pictures/10000000000002CF0000043D0B25DAD57AB64802.png" manifest:media-type="image/png"/>
  <manifest:file-entry manifest:full-path="Pictures/10000000000001E60000017D1182DCB6CD520AB2.png" manifest:media-type="image/png"/>
  <manifest:file-entry manifest:full-path="Pictures/10000000000001290000017CA7DA78598EDC8BBE.png" manifest:media-type="image/png"/>
  <manifest:file-entry manifest:full-path="Pictures/10000000000001FA000001D4E5E2F64736EDA949.png" manifest:media-type="image/png"/>
  <manifest:file-entry manifest:full-path="Pictures/10000000000001E600000285F8516812D94100F4.png" manifest:media-type="image/png"/>
  <manifest:file-entry manifest:full-path="Pictures/10000000000001670000003116C0CC465E2698B7.png" manifest:media-type="image/png"/>
  <manifest:file-entry manifest:full-path="Pictures/10000000000001AC000001A8E5B1026087EF54B3.png" manifest:media-type="image/png"/>
  <manifest:file-entry manifest:full-path="Pictures/100000000000016E0000017CBDA02BD0100540A2.png" manifest:media-type="image/png"/>
  <manifest:file-entry manifest:full-path="Pictures/10000000000001CB00000047E7926B608E127510.png" manifest:media-type="image/png"/>
  <manifest:file-entry manifest:full-path="Pictures/10000000000001670000003136EFC75FEC87CDF1.png" manifest:media-type="image/png"/>
  <manifest:file-entry manifest:full-path="Pictures/1000000000000214000000CCC392EF320D974648.png" manifest:media-type="image/png"/>
  <manifest:file-entry manifest:full-path="Pictures/10000000000001B6000000F9E891A39E0D2B4D1F.png" manifest:media-type="image/png"/>
  <manifest:file-entry manifest:full-path="Pictures/10000000000001510000031E867840CB55FB3858.png" manifest:media-type="image/png"/>
  <manifest:file-entry manifest:full-path="Pictures/100000000000013B00000201645D7278741BD3E2.png" manifest:media-type="image/png"/>
  <manifest:file-entry manifest:full-path="Pictures/10000000000001DF0000017DFE2848DF52FB26FC.png" manifest:media-type="image/png"/>
  <manifest:file-entry manifest:full-path="Pictures/10000000000001DE00000124476B54083A6C4E10.png" manifest:media-type="image/png"/>
  <manifest:file-entry manifest:full-path="Pictures/10000000000001A9000001EA0602FE0168BCD608.png" manifest:media-type="image/png"/>
  <manifest:file-entry manifest:full-path="Pictures/1000000000000143000001BE60FA440F158BC462.png" manifest:media-type="image/png"/>
  <manifest:file-entry manifest:full-path="Pictures/100000000000013E0000005E197909A7E9F8B6F9.png" manifest:media-type="image/png"/>
  <manifest:file-entry manifest:full-path="Pictures/10000000000002B300000427A10C8A182A073768.png" manifest:media-type="image/png"/>
  <manifest:file-entry manifest:full-path="Pictures/100000000000015D000001C0E651C09E822ADC91.png" manifest:media-type="image/png"/>
  <manifest:file-entry manifest:full-path="Pictures/1000000000000164000001D6F65B57196F1A1F4B.png" manifest:media-type="image/png"/>
  <manifest:file-entry manifest:full-path="Pictures/10000000000001650000010E908BE3D71D8DA23D.png" manifest:media-type="image/png"/>
  <manifest:file-entry manifest:full-path="Pictures/1000000000000107000000F9B30CC51B3D6D6892.png" manifest:media-type="image/png"/>
  <manifest:file-entry manifest:full-path="Pictures/10000000000002DF0000004801FEFBD832DC4CD4.png" manifest:media-type="image/png"/>
  <manifest:file-entry manifest:full-path="Pictures/100000000000013E000000475D5E7BCCA8D226F4.png" manifest:media-type="image/png"/>
  <manifest:file-entry manifest:full-path="Pictures/10000000000001A200000151BCEB185733B760EE.png" manifest:media-type="image/png"/>
  <manifest:file-entry manifest:full-path="Pictures/10000000000001320000010EDB237C070A25A399.png" manifest:media-type="image/png"/>
  <manifest:file-entry manifest:full-path="Pictures/100000000000014C000000A1B73E3AE42385A340.png" manifest:media-type="image/png"/>
  <manifest:file-entry manifest:full-path="Pictures/1000000000000143000001D46E72F8EBF6270F3D.png" manifest:media-type="image/png"/>
  <manifest:file-entry manifest:full-path="Pictures/1000000000000157000000CD05529C918A8E2978.png" manifest:media-type="image/png"/>
  <manifest:file-entry manifest:full-path="Pictures/10000000000000E0000000CD2D630FD0880980E5.png" manifest:media-type="image/png"/>
  <manifest:file-entry manifest:full-path="Pictures/100000000000013800000152A9F8AC6A3CD03989.png" manifest:media-type="image/png"/>
  <manifest:file-entry manifest:full-path="Pictures/10000000000002470000005E3D8D23D23691A5E8.png" manifest:media-type="image/png"/>
  <manifest:file-entry manifest:full-path="Pictures/10000000000001CA00000216202A07FABAEAA63E.png" manifest:media-type="image/png"/>
  <manifest:file-entry manifest:full-path="Pictures/10000000000000F3000000F9D374A156C68B9C19.png" manifest:media-type="image/png"/>
  <manifest:file-entry manifest:full-path="Pictures/100000000000008C0000005DE15185102FAAC096.png" manifest:media-type="image/png"/>
  <manifest:file-entry manifest:full-path="Pictures/1000000000000167000000318D53503D9DE710B0.png" manifest:media-type="image/png"/>
  <manifest:file-entry manifest:full-path="Pictures/100000000000016700000031743671BD2E93E645.png" manifest:media-type="image/png"/>
  <manifest:file-entry manifest:full-path="Pictures/100000000000008200000047C9D730ED37096186.png" manifest:media-type="image/png"/>
  <manifest:file-entry manifest:full-path="Pictures/10000000000000F500000031A50BC90D5C09B07B.png" manifest:media-type="image/png"/>
  <manifest:file-entry manifest:full-path="Pictures/1000000000000097000000748F8AF63F2D786DF5.png" manifest:media-type="image/png"/>
  <manifest:file-entry manifest:full-path="Pictures/10000000000000A700000031441F7A355662772D.png" manifest:media-type="image/png"/>
  <manifest:file-entry manifest:full-path="Pictures/100000000000006A0000005D381750FAA32EC4D6.png" manifest:media-type="image/png"/>
  <manifest:file-entry manifest:full-path="Pictures/100000000000028B0000004821694F4AF005F46A.png" manifest:media-type="image/png"/>
  <manifest:file-entry manifest:full-path="Pictures/10000000000000DD0000008ADCD814546AA8C92E.png" manifest:media-type="image/png"/>
  <manifest:file-entry manifest:full-path="Pictures/100000000000016700000217EB47AD1B04BFC679.png" manifest:media-type="image/png"/>
  <manifest:file-entry manifest:full-path="Pictures/1000000000000143000001512298BA75B64182D3.png" manifest:media-type="image/png"/>
  <manifest:file-entry manifest:full-path="Pictures/1000000000000130000000B87D486C2910FE157E.png" manifest:media-type="image/png"/>
  <manifest:file-entry manifest:full-path="Pictures/100000000000012F0000008AAC01BAFA90B81C6B.png" manifest:media-type="image/png"/>
  <manifest:file-entry manifest:full-path="Pictures/10000000000000840000001B951EAF7861F407C3.png" manifest:media-type="image/png"/>
  <manifest:file-entry manifest:full-path="Pictures/10000000000001080000005E6C348F27909482F5.png" manifest:media-type="image/png"/>
  <manifest:file-entry manifest:full-path="Pictures/1000000000000129000000769B4EF886995DFD8D.png" manifest:media-type="image/png"/>
  <manifest:file-entry manifest:full-path="Pictures/100000000000015700000089C682AD0BE341AD91.png" manifest:media-type="image/png"/>
  <manifest:file-entry manifest:full-path="Pictures/10000000000000BE000000317CC56DCED1040CFD.png" manifest:media-type="image/png"/>
  <manifest:file-entry manifest:full-path="Pictures/10000000000000F50000005E1186AAC92CCF6C1B.png" manifest:media-type="image/png"/>
  <manifest:file-entry manifest:full-path="Pictures/10000000000000A10000005E178E09489053F5B4.png" manifest:media-type="image/png"/>
  <manifest:file-entry manifest:full-path="Pictures/10000000000000F50000005ED7BEDBC9C0964E22.png" manifest:media-type="image/png"/>
  <manifest:file-entry manifest:full-path="Pictures/1000000000000144000000B7FC7D17889708F616.png" manifest:media-type="image/png"/>
  <manifest:file-entry manifest:full-path="Pictures/10000000000001C00000004750A2FEE5F739C90A.png" manifest:media-type="image/png"/>
  <manifest:file-entry manifest:full-path="Pictures/10000000000000D90000005E8BFCA3A941127FFC.png" manifest:media-type="image/png"/>
  <manifest:file-entry manifest:full-path="Pictures/100000000000010700000031444EECF4052413C3.png" manifest:media-type="image/png"/>
  <manifest:file-entry manifest:full-path="Pictures/10000000000000ED00000031386A3E5313C5AFE5.png" manifest:media-type="image/png"/>
  <manifest:file-entry manifest:full-path="Pictures/10000000000001010000005DF48E5CACE93C33B0.png" manifest:media-type="image/png"/>
  <manifest:file-entry manifest:full-path="Pictures/10000000000001810000004712A2F45C9AA67C85.png" manifest:media-type="image/png"/>
  <manifest:file-entry manifest:full-path="Pictures/100000000000012600000031092E967FC0C481EF.png" manifest:media-type="image/png"/>
  <manifest:file-entry manifest:full-path="Pictures/10000000000000890000005D38E3E62E753E2B22.png" manifest:media-type="image/png"/>
  <manifest:file-entry manifest:full-path="Pictures/10000000000000EA000000318C7715757300D24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6c6c6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solid" draw:fill="none" style:mirror="none"/>
    </style:style>
    <style:style style:name="gr4" style:family="graphic" style:parent-style-name="standard">
      <style:graphic-properties draw:stroke="dash" draw:stroke-dash="Fine_20_Dashed" draw:marker-start="Triangle_20_unfilled" draw:textarea-vertical-align="middle"/>
    </style:style>
    <style:style style:name="gr5" style:family="graphic" style:parent-style-name="standard">
      <style:graphic-properties draw:stroke="dash" draw:stroke-dash="Fine_20_Dashed" draw:marker-start="Triangle_20_unfilled" draw:marker-end="" draw:textarea-vertical-align="middle"/>
    </style:style>
    <style:style style:name="gr6" style:family="graphic" style:parent-style-name="standard">
      <style:graphic-properties draw:marker-start="" draw:marker-end="Diamond" draw:textarea-vertical-align="middle"/>
    </style:style>
    <style:style style:name="gr7" style:family="graphic" style:parent-style-name="standard">
      <style:graphic-properties draw:marker-start="Diamond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marker-start="Diamond" draw:marker-end="" draw:textarea-vertical-align="middle"/>
    </style:style>
    <style:style style:name="gr10" style:family="graphic" style:parent-style-name="standard">
      <style:graphic-properties draw:marker-end="Diamond" draw:textarea-vertical-align="middle"/>
    </style:style>
    <style:style style:name="gr11" style:family="graphic" style:parent-style-name="standard">
      <style:graphic-properties draw:marker-start="Diamond_20_unfilled" draw:marker-end="" draw:textarea-vertical-align="middle"/>
    </style:style>
    <style:style style:name="gr12" style:family="graphic" style:parent-style-name="standard">
      <style:graphic-properties draw:marker-start="" draw:marker-end="Diamond_20_unfilled" draw:textarea-vertical-align="middle"/>
    </style:style>
    <style:style style:name="gr13" style:family="graphic" style:parent-style-name="standard">
      <style:graphic-properties draw:marker-start="Diamond_20_unfilled" draw:textarea-vertical-align="middle"/>
    </style:style>
    <style:style style:name="gr14" style:family="graphic" style:parent-style-name="objectwithoutfill">
      <style:graphic-properties svg:stroke-color="#3465a4" draw:marker-end="Arrow" draw:marker-end-width="0.3cm" draw:fill="none" draw:textarea-vertical-align="middle" draw:fontwork-style="rotate" draw:fontwork-mirror="true" draw:fontwork-hide-form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2.5cm" draw:fontwork-mirror="true" draw:fontwork-outline="false" draw:fontwork-shadow="normal" draw:fontwork-shadow-offset-x="0cm" draw:fontwork-shadow-offset-y="0cm" draw:fontwork-hide-form="false"/>
    </style:style>
    <style:style style:name="gr17" style:family="graphic" style:parent-style-name="standard">
      <style:graphic-properties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18" style:family="graphic" style:parent-style-name="standard">
      <style:graphic-properties draw:marker-start="Diamond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19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false" draw:fontwork-shadow="normal" draw:fontwork-shadow-offset-x="0cm" draw:fontwork-shadow-offset-y="0cm" draw:fontwork-hide-form="false"/>
    </style:style>
    <style:style style:name="gr20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8cm" draw:fontwork-mirror="true" draw:fontwork-shadow="normal" draw:fontwork-shadow-offset-x="0cm" draw:fontwork-shadow-offset-y="0cm" draw:fontwork-hide-form="false"/>
    </style:style>
    <style:style style:name="gr21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2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6cm" draw:fontwork-mirror="true" draw:fontwork-shadow="normal" draw:fontwork-shadow-offset-x="0cm" draw:fontwork-shadow-offset-y="0cm" draw:fontwork-hide-form="false"/>
    </style:style>
    <style:style style:name="gr23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24" style:family="graphic" style:parent-style-name="standard">
      <style:graphic-properties draw:marker-start="Diamond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25" style:family="graphic" style:parent-style-name="standard">
      <style:graphic-properties draw:marker-start="Diamond" draw:marker-end="Arrow" draw:textarea-vertical-align="middle"/>
    </style:style>
    <style:style style:name="gr26" style:family="graphic" style:parent-style-name="standard">
      <style:graphic-properties draw:marker-start="" draw:marker-end="Arrow" draw:textarea-vertical-align="middle" draw:fontwork-style="rotate" draw:fontwork-adjust="center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27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7cm" draw:fontwork-mirror="true" draw:fontwork-shadow="normal" draw:fontwork-shadow-offset-x="0cm" draw:fontwork-shadow-offset-y="0cm" draw:fontwork-hide-form="false"/>
    </style:style>
    <style:style style:name="gr28" style:family="graphic" style:parent-style-name="standard">
      <style:graphic-properties draw:stroke="solid"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9" style:family="graphic" style:parent-style-name="standard">
      <style:graphic-properties draw:stroke="solid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30" style:family="graphic" style:parent-style-name="standard">
      <style:graphic-properties draw:marker-start="Diamond" draw:marker-end="Arrow" draw:textarea-vertical-align="middle" draw:fontwork-style="rotate" draw:fontwork-adjust="left" draw:fontwork-distance="0.1cm" draw:fontwork-start="0.6cm" draw:fontwork-mirror="false" draw:fontwork-shadow="normal" draw:fontwork-shadow-offset-x="0cm" draw:fontwork-shadow-offset-y="0cm" draw:fontwork-hide-form="false"/>
    </style:style>
    <style:style style:name="gr31" style:family="graphic" style:parent-style-name="standard">
      <style:graphic-properties svg:stroke-color="#000000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32" style:family="graphic" style:parent-style-name="standard">
      <style:graphic-properties svg:stroke-color="#000000"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33" style:family="graphic" style:parent-style-name="standard">
      <style:graphic-properties draw:stroke="none" svg:stroke-color="#000000" draw:fill="none" draw:fill-color="#ffffff" fo:min-height="0.512cm"/>
    </style:style>
    <style:style style:name="gr34" style:family="graphic" style:parent-style-name="standard">
      <style:graphic-properties draw:stroke="none" svg:stroke-color="#000000" draw:fill="none" draw:fill-color="#ffffff" fo:min-height="0.766cm"/>
    </style:style>
    <style:style style:name="gr35" style:family="graphic" style:parent-style-name="standard">
      <style:graphic-properties draw:stroke="none" svg:stroke-color="#000000" draw:fill="none" draw:fill-color="#ffffff" fo:min-height="0.639cm"/>
    </style:style>
    <style:style style:name="gr36" style:family="graphic" style:parent-style-name="standard">
      <style:graphic-properties draw:stroke="none" svg:stroke-color="#000000" draw:fill="none" draw:fill-color="#ffffff" fo:min-height="1.02cm"/>
    </style:style>
    <style:style style:name="gr37" style:family="graphic" style:parent-style-name="standard">
      <style:graphic-properties draw:stroke="none" svg:stroke-color="#000000" draw:fill="none" draw:fill-color="#ffffff" fo:min-height="0.893cm"/>
    </style:style>
    <style:style style:name="gr38" style:family="graphic" style:parent-style-name="standard">
      <style:graphic-properties draw:stroke="none" svg:stroke-color="#000000" draw:fill="none" draw:fill-color="#ffffff" fo:min-height="0.385cm"/>
    </style:style>
    <style:style style:name="gr39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5" draw:id="id15" draw:layer="layout" svg:width="13.653cm" svg:height="12.665cm" svg:x="192.659cm" svg:y="247.812cm">
          <draw:image xlink:href="Pictures/100000000000018300000167673A9DD1437E1BA4.png" xlink:type="simple" xlink:show="embed" xlink:actuate="onLoad">
            <text:p>d</text:p>
          </draw:image>
        </draw:frame>
        <draw:frame draw:style-name="gr2" draw:text-style-name="P1" draw:layer="layout" svg:width="11.007cm" svg:height="1.729cm" svg:x="70.104cm" svg:y="-13.335cm">
          <draw:image xlink:href="Pictures/100000000000013800000031A4E932B4DB1C5519.png" xlink:type="simple" xlink:show="embed" xlink:actuate="onLoad">
            <text:p/>
          </draw:image>
        </draw:frame>
        <draw:frame draw:style-name="gr2" draw:text-style-name="P1" xml:id="id6" draw:id="id6" draw:layer="layout" svg:width="15.367cm" svg:height="8.043cm" svg:x="256.54cm" svg:y="249.555cm">
          <draw:image xlink:href="Pictures/100000000000019B000000E437232593ECDAE4A7.png" xlink:type="simple" xlink:show="embed" xlink:actuate="onLoad">
            <text:p/>
          </draw:image>
        </draw:frame>
        <draw:frame draw:style-name="gr2" draw:text-style-name="P1" xml:id="id4" draw:id="id4" draw:layer="layout" svg:width="15.84cm" svg:height="16.581cm" svg:x="213.903cm" svg:y="254.127cm">
          <draw:image xlink:href="Pictures/10000000000001C1000001D6CF14090E3D840545.png" xlink:type="simple" xlink:show="embed" xlink:actuate="onLoad">
            <text:p/>
          </draw:image>
        </draw:frame>
        <draw:frame draw:style-name="gr2" draw:text-style-name="P1" xml:id="id7" draw:id="id7" draw:layer="layout" svg:width="13.617cm" svg:height="12.7cm" svg:x="205.712cm" svg:y="225.933cm">
          <draw:image xlink:href="Pictures/10000000000001820000016811F2B5B3660304C5.png" xlink:type="simple" xlink:show="embed" xlink:actuate="onLoad">
            <text:p/>
          </draw:image>
        </draw:frame>
        <draw:frame draw:style-name="gr2" draw:text-style-name="P1" xml:id="id1" draw:id="id1" draw:layer="layout" svg:width="24.377cm" svg:height="24.271cm" svg:x="128.15cm" svg:y="272.655cm">
          <draw:image xlink:href="Pictures/10000000000002B3000002B0B989ADB5E110BC6F.png" xlink:type="simple" xlink:show="embed" xlink:actuate="onLoad">
            <text:p/>
          </draw:image>
        </draw:frame>
        <draw:frame draw:style-name="gr2" draw:text-style-name="P1" xml:id="id9" draw:id="id9" draw:layer="layout" svg:width="13.194cm" svg:height="10.372cm" svg:x="241.808cm" svg:y="253.026cm">
          <draw:image xlink:href="Pictures/100000000000017600000126DAA449B94D7ED6EC.png" xlink:type="simple" xlink:show="embed" xlink:actuate="onLoad">
            <text:p/>
          </draw:image>
        </draw:frame>
        <draw:frame draw:style-name="gr2" draw:text-style-name="P1" xml:id="id49" draw:id="id49" draw:layer="layout" svg:width="13.37cm" svg:height="10.301cm" svg:x="35.525cm" svg:y="97.663cm">
          <draw:image xlink:href="Pictures/100000000000017B00000124CE94A9E3D1B71502.png" xlink:type="simple" xlink:show="embed" xlink:actuate="onLoad">
            <text:p/>
          </draw:image>
        </draw:frame>
        <draw:frame draw:style-name="gr2" draw:text-style-name="P1" draw:layer="layout" svg:width="26.141cm" svg:height="6.491cm" svg:x="24.257cm" svg:y="44.69cm">
          <draw:image xlink:href="Pictures/10000000000002E5000000B84585D0D0FA7AC36B.png" xlink:type="simple" xlink:show="embed" xlink:actuate="onLoad">
            <text:p/>
          </draw:image>
        </draw:frame>
        <draw:frame draw:style-name="gr2" draw:text-style-name="P1" xml:id="id31" draw:id="id31" draw:layer="layout" svg:width="21.026cm" svg:height="18.874cm" svg:x="48.006cm" svg:y="201.344cm">
          <draw:image xlink:href="Pictures/100000000000025400000217A685188E754D6488.png" xlink:type="simple" xlink:show="embed" xlink:actuate="onLoad">
            <text:p/>
          </draw:image>
        </draw:frame>
        <draw:frame draw:style-name="gr2" draw:text-style-name="P1" draw:layer="layout" svg:width="16.439cm" svg:height="10.336cm" svg:x="274.574cm" svg:y="250.19cm">
          <draw:image xlink:href="Pictures/10000000000001D200000125A615986E525AE41C.png" xlink:type="simple" xlink:show="embed" xlink:actuate="onLoad">
            <text:p/>
          </draw:image>
        </draw:frame>
        <draw:frame draw:style-name="gr2" draw:text-style-name="P1" xml:id="id5" draw:id="id5" draw:layer="layout" svg:width="17.427cm" svg:height="11.148cm" svg:x="183.896cm" svg:y="226.977cm">
          <draw:image xlink:href="Pictures/10000000000001EE0000013C3424F729719A55BC.png" xlink:type="simple" xlink:show="embed" xlink:actuate="onLoad">
            <text:p/>
          </draw:image>
        </draw:frame>
        <draw:frame draw:style-name="gr2" draw:text-style-name="P1" draw:layer="layout" svg:width="16.051cm" svg:height="4.833cm" svg:x="281.686cm" svg:y="1.771cm">
          <draw:image xlink:href="Pictures/10000000000001C7000000892DB148D240588555.png" xlink:type="simple" xlink:show="embed" xlink:actuate="onLoad">
            <text:p/>
          </draw:image>
        </draw:frame>
        <draw:frame draw:style-name="gr2" draw:text-style-name="P1" xml:id="id14" draw:id="id14" draw:layer="layout" svg:width="10.195cm" svg:height="6.456cm" svg:x="199.99cm" svg:y="261.62cm">
          <draw:image xlink:href="Pictures/1000000000000121000000B701C9D3DF562DDCE3.png" xlink:type="simple" xlink:show="embed" xlink:actuate="onLoad">
            <text:p/>
          </draw:image>
        </draw:frame>
        <draw:frame draw:style-name="gr2" draw:text-style-name="P1" xml:id="id42" draw:id="id42" draw:layer="layout" svg:width="11.359cm" svg:height="6.456cm" svg:x="156.718cm" svg:y="195.982cm">
          <draw:image xlink:href="Pictures/1000000000000142000000B750F05813A360E987.png" xlink:type="simple" xlink:show="embed" xlink:actuate="onLoad">
            <text:p/>
          </draw:image>
        </draw:frame>
        <draw:frame draw:style-name="gr2" draw:text-style-name="P1" xml:id="id29" draw:id="id29" draw:layer="layout" svg:width="17.145cm" svg:height="17.286cm" svg:x="17.653cm" svg:y="134.733cm">
          <draw:image xlink:href="Pictures/10000000000001E6000001EA96CB02C4EF40AEB4.png" xlink:type="simple" xlink:show="embed" xlink:actuate="onLoad">
            <text:p/>
          </draw:image>
        </draw:frame>
        <draw:frame draw:style-name="gr2" draw:text-style-name="P1" xml:id="id34" draw:id="id34" draw:layer="layout" svg:width="25.365cm" svg:height="38.276cm" svg:x="13.589cm" svg:y="164.797cm">
          <draw:image xlink:href="Pictures/10000000000002CF0000043D0B25DAD57AB64802.png" xlink:type="simple" xlink:show="embed" xlink:actuate="onLoad">
            <text:p/>
          </draw:image>
        </draw:frame>
        <draw:frame draw:style-name="gr2" draw:text-style-name="P1" xml:id="id32" draw:id="id32" draw:layer="layout" svg:width="17.145cm" svg:height="13.441cm" svg:x="72.263cm" svg:y="201.422cm">
          <draw:image xlink:href="Pictures/10000000000001E60000017D1182DCB6CD520AB2.png" xlink:type="simple" xlink:show="embed" xlink:actuate="onLoad">
            <text:p/>
          </draw:image>
        </draw:frame>
        <draw:frame draw:style-name="gr2" draw:text-style-name="P1" xml:id="id36" draw:id="id36" draw:layer="layout" svg:width="17.851cm" svg:height="16.51cm" svg:x="126.167cm" svg:y="134.493cm">
          <draw:image xlink:href="Pictures/10000000000001FA000001D4E5E2F64736EDA949.png" xlink:type="simple" xlink:show="embed" xlink:actuate="onLoad">
            <text:p/>
          </draw:image>
        </draw:frame>
        <draw:frame draw:style-name="gr2" draw:text-style-name="P1" xml:id="id27" draw:id="id27" draw:layer="layout" svg:width="17.145cm" svg:height="22.754cm" svg:x="63.119cm" svg:y="164.698cm">
          <draw:image xlink:href="Pictures/10000000000001E600000285F8516812D94100F4.png" xlink:type="simple" xlink:show="embed" xlink:actuate="onLoad">
            <text:p/>
          </draw:image>
        </draw:frame>
        <draw:frame draw:style-name="gr2" draw:text-style-name="P1" xml:id="id44" draw:id="id44" draw:layer="layout" svg:width="15.699cm" svg:height="25.083cm" svg:x="42.721cm" svg:y="166.052cm">
          <draw:image xlink:href="Pictures/10000000000001BD000002C75AB34EA30B02D61E.png" xlink:type="simple" xlink:show="embed" xlink:actuate="onLoad">
            <text:p/>
          </draw:image>
        </draw:frame>
        <draw:frame draw:style-name="gr3" draw:text-style-name="P1" xml:id="id25" draw:id="id25" draw:layer="layout" svg:width="15.099cm" svg:height="14.958cm" svg:x="90.692cm" svg:y="134.62cm">
          <draw:image xlink:href="Pictures/10000000000001AC000001A8E5B1026087EF54B3.png" xlink:type="simple" xlink:show="embed" xlink:actuate="onLoad">
            <text:p/>
          </draw:image>
        </draw:frame>
        <draw:frame draw:style-name="gr2" draw:text-style-name="P1" xml:id="id28" draw:id="id28" draw:layer="layout" svg:width="12.912cm" svg:height="13.406cm" svg:x="68.749cm" svg:y="134.676cm">
          <draw:image xlink:href="Pictures/100000000000016E0000017CBDA02BD0100540A2.png" xlink:type="simple" xlink:show="embed" xlink:actuate="onLoad">
            <text:p/>
          </draw:image>
        </draw:frame>
        <draw:frame draw:style-name="gr2" draw:text-style-name="P1" xml:id="id33" draw:id="id33" draw:layer="layout" svg:width="11.112cm" svg:height="18.098cm" svg:x="92.71cm" svg:y="165.036cm">
          <draw:image xlink:href="Pictures/100000000000013B00000201645D7278741BD3E2.png" xlink:type="simple" xlink:show="embed" xlink:actuate="onLoad">
            <text:p/>
          </draw:image>
        </draw:frame>
        <draw:frame draw:style-name="gr2" draw:text-style-name="P1" xml:id="id43" draw:id="id43" draw:layer="layout" svg:width="16.898cm" svg:height="13.441cm" svg:x="138.296cm" svg:y="196.088cm">
          <draw:image xlink:href="Pictures/10000000000001DF0000017DFE2848DF52FB26FC.png" xlink:type="simple" xlink:show="embed" xlink:actuate="onLoad">
            <text:p/>
          </draw:image>
        </draw:frame>
        <draw:frame draw:style-name="gr1" draw:text-style-name="P1" xml:id="id41" draw:id="id41" draw:layer="layout" svg:width="16.863cm" svg:height="10.301cm" svg:x="173.609cm" svg:y="195.961cm">
          <draw:image xlink:href="Pictures/10000000000001DE00000124476B54083A6C4E10.png" xlink:type="simple" xlink:show="embed" xlink:actuate="onLoad">
            <text:p/>
          </draw:image>
        </draw:frame>
        <draw:frame draw:style-name="gr2" draw:text-style-name="P1" xml:id="id40" draw:id="id40" draw:layer="layout" svg:width="10.971cm" svg:height="14.993cm" svg:x="182.958cm" svg:y="164.839cm">
          <draw:image xlink:href="Pictures/1000000000000137000001A91C0C1EFB031A3217.png" xlink:type="simple" xlink:show="embed" xlink:actuate="onLoad">
            <text:p/>
          </draw:image>
        </draw:frame>
        <draw:frame draw:style-name="gr2" draw:text-style-name="P1" xml:id="id24" draw:id="id24" draw:layer="layout" svg:width="14.993cm" svg:height="17.286cm" svg:x="43.053cm" svg:y="134.225cm">
          <draw:image xlink:href="Pictures/10000000000001A9000001EA0602FE0168BCD608.png" xlink:type="simple" xlink:show="embed" xlink:actuate="onLoad">
            <text:p/>
          </draw:image>
        </draw:frame>
        <draw:frame draw:style-name="gr2" draw:text-style-name="P1" xml:id="id21" draw:id="id21" draw:layer="layout" svg:width="10.478cm" svg:height="13.406cm" svg:x="93.027cm" svg:y="98.171cm">
          <draw:image xlink:href="Pictures/10000000000001290000017CA7DA78598EDC8BBE.png" xlink:type="simple" xlink:show="embed" xlink:actuate="onLoad">
            <text:p/>
          </draw:image>
        </draw:frame>
        <draw:frame draw:style-name="gr2" draw:text-style-name="P1" xml:id="id26" draw:id="id26" draw:layer="layout" svg:width="11.395cm" svg:height="15.734cm" svg:x="90.586cm" svg:y="78.246cm">
          <draw:image xlink:href="Pictures/1000000000000143000001BE60FA440F158BC462.png" xlink:type="simple" xlink:show="embed" xlink:actuate="onLoad">
            <text:p/>
          </draw:image>
        </draw:frame>
        <draw:frame draw:style-name="gr2" draw:text-style-name="P1" draw:layer="layout" svg:width="10.442cm" svg:height="15.734cm" svg:x="288.798cm" svg:y="61.468cm">
          <draw:image xlink:href="Pictures/1000000000000128000001BE0C96D4D60AAA3912.png" xlink:type="simple" xlink:show="embed" xlink:actuate="onLoad">
            <text:p/>
          </draw:image>
        </draw:frame>
        <draw:frame draw:style-name="gr2" draw:text-style-name="P1" xml:id="id2" draw:id="id2" draw:layer="layout" svg:width="24.377cm" svg:height="37.5cm" svg:x="166.37cm" svg:y="259.334cm">
          <draw:image xlink:href="Pictures/10000000000002B300000427A10C8A182A073768.png" xlink:type="simple" xlink:show="embed" xlink:actuate="onLoad">
            <text:p/>
          </draw:image>
        </draw:frame>
        <draw:frame draw:style-name="gr2" draw:text-style-name="P1" xml:id="id22" draw:id="id22" draw:layer="layout" svg:width="11.889cm" svg:height="28.152cm" svg:x="109.474cm" svg:y="134.281cm">
          <draw:image xlink:href="Pictures/10000000000001510000031E867840CB55FB3858.png" xlink:type="simple" xlink:show="embed" xlink:actuate="onLoad">
            <text:p/>
          </draw:image>
        </draw:frame>
        <draw:frame draw:style-name="gr2" draw:text-style-name="P1" draw:layer="layout" svg:width="12.312cm" svg:height="15.804cm" svg:x="40.774cm" svg:y="54.356cm">
          <draw:image xlink:href="Pictures/100000000000015D000001C0E651C09E822ADC91.png" xlink:type="simple" xlink:show="embed" xlink:actuate="onLoad">
            <text:p/>
          </draw:image>
        </draw:frame>
        <draw:frame draw:style-name="gr2" draw:text-style-name="P1" xml:id="id18" draw:id="id18" draw:layer="layout" svg:width="12.559cm" svg:height="16.581cm" svg:x="161.939cm" svg:y="229.489cm">
          <draw:image xlink:href="Pictures/1000000000000164000001D6F65B57196F1A1F4B.png" xlink:type="simple" xlink:show="embed" xlink:actuate="onLoad">
            <text:p/>
          </draw:image>
        </draw:frame>
        <draw:frame draw:style-name="gr2" draw:text-style-name="P1" xml:id="id20" draw:id="id20" draw:layer="layout" svg:width="12.594cm" svg:height="9.525cm" svg:x="120.883cm" svg:y="91.821cm">
          <draw:image xlink:href="Pictures/10000000000001650000010E908BE3D71D8DA23D.png" xlink:type="simple" xlink:show="embed" xlink:actuate="onLoad">
            <text:p/>
          </draw:image>
        </draw:frame>
        <draw:frame draw:style-name="gr2" draw:text-style-name="P1" draw:layer="layout" svg:width="9.278cm" svg:height="8.784cm" svg:x="97.275cm" svg:y="285.094cm">
          <draw:image xlink:href="Pictures/1000000000000107000000F9B30CC51B3D6D6892.png" xlink:type="simple" xlink:show="embed" xlink:actuate="onLoad">
            <text:p/>
          </draw:image>
        </draw:frame>
        <draw:frame draw:style-name="gr2" draw:text-style-name="P1" xml:id="id45" draw:id="id45" draw:layer="layout" svg:width="14.746cm" svg:height="11.889cm" svg:x="92.202cm" svg:y="201.725cm">
          <draw:image xlink:href="Pictures/10000000000001A200000151BCEB185733B760EE.png" xlink:type="simple" xlink:show="embed" xlink:actuate="onLoad">
            <text:p/>
          </draw:image>
        </draw:frame>
        <draw:frame draw:style-name="gr2" draw:text-style-name="P1" draw:layer="layout" svg:width="12.136cm" svg:height="11.889cm" svg:x="5.08cm" svg:y="43.991cm">
          <draw:image xlink:href="Pictures/100000000000015800000151AD6123735C79F737.png" xlink:type="simple" xlink:show="embed" xlink:actuate="onLoad">
            <text:p/>
          </draw:image>
        </draw:frame>
        <draw:frame draw:style-name="gr2" draw:text-style-name="P1" draw:layer="layout" svg:width="11.712cm" svg:height="5.68cm" svg:x="26.67cm" svg:y="64.008cm">
          <draw:image xlink:href="Pictures/100000000000014C000000A1B73E3AE42385A340.png" xlink:type="simple" xlink:show="embed" xlink:actuate="onLoad">
            <text:p/>
          </draw:image>
        </draw:frame>
        <draw:frame draw:style-name="gr2" draw:text-style-name="P1" xml:id="id19" draw:id="id19" draw:layer="layout" svg:width="15.311cm" svg:height="9.596cm" svg:x="144.907cm" svg:y="105.156cm">
          <draw:image xlink:href="Pictures/10000000000001B20000011095B732F9BF0DCA27.png" xlink:type="simple" xlink:show="embed" xlink:actuate="onLoad">
            <text:p/>
          </draw:image>
        </draw:frame>
        <draw:frame draw:style-name="gr2" draw:text-style-name="P1" xml:id="id47" draw:id="id47" draw:layer="layout" svg:width="11.395cm" svg:height="16.51cm" svg:x="142.91cm" svg:y="84.201cm">
          <draw:image xlink:href="Pictures/1000000000000143000001D46E72F8EBF6270F3D.png" xlink:type="simple" xlink:show="embed" xlink:actuate="onLoad">
            <text:p/>
          </draw:image>
        </draw:frame>
        <draw:frame draw:style-name="gr2" draw:text-style-name="P1" draw:layer="layout" svg:width="10.195cm" svg:height="9.525cm" svg:x="52.416cm" svg:y="-12.954cm">
          <draw:image xlink:href="Pictures/10000000000001210000010E7F6A97E33E9608A9.png" xlink:type="simple" xlink:show="embed" xlink:actuate="onLoad">
            <text:p/>
          </draw:image>
        </draw:frame>
        <draw:frame draw:style-name="gr2" draw:text-style-name="P1" xml:id="id54" draw:id="id54" draw:layer="layout" svg:width="10.795cm" svg:height="9.525cm" svg:x="123.063cm" svg:y="68.58cm">
          <draw:image xlink:href="Pictures/10000000000001320000010EDB237C070A25A399.png" xlink:type="simple" xlink:show="embed" xlink:actuate="onLoad">
            <text:p/>
          </draw:image>
        </draw:frame>
        <draw:frame draw:style-name="gr2" draw:text-style-name="P1" draw:layer="layout" svg:width="6.914cm" svg:height="4.826cm" svg:x="-22.154cm" svg:y="180.975cm">
          <draw:image xlink:href="Pictures/10000000000000C40000008AE31A5A93F1809A57.png" xlink:type="simple" xlink:show="embed" xlink:actuate="onLoad">
            <text:p/>
          </draw:image>
        </draw:frame>
        <draw:frame draw:style-name="gr2" draw:text-style-name="P1" draw:layer="layout" svg:width="9.137cm" svg:height="4.544cm" svg:x="75.057cm" svg:y="-8.001cm">
          <draw:image xlink:href="Pictures/100000000000010300000076B29481A2E8349758.png" xlink:type="simple" xlink:show="embed" xlink:actuate="onLoad">
            <text:p/>
          </draw:image>
        </draw:frame>
        <draw:frame draw:style-name="gr2" draw:text-style-name="P1" xml:id="id17" draw:id="id17" draw:layer="layout" svg:width="12.1cm" svg:height="7.232cm" svg:x="152.019cm" svg:y="248.673cm">
          <draw:image xlink:href="Pictures/1000000000000157000000CD05529C918A8E2978.png" xlink:type="simple" xlink:show="embed" xlink:actuate="onLoad">
            <text:p/>
          </draw:image>
        </draw:frame>
        <draw:frame draw:style-name="gr2" draw:text-style-name="P1" draw:layer="layout" svg:width="7.126cm" svg:height="6.456cm" svg:x="42.954cm" svg:y="-22.754cm">
          <draw:image xlink:href="Pictures/10000000000000CA000000B72B059232BFAA26F1.png" xlink:type="simple" xlink:show="embed" xlink:actuate="onLoad">
            <text:p/>
          </draw:image>
        </draw:frame>
        <draw:frame draw:style-name="gr2" draw:text-style-name="P1" xml:id="id12" draw:id="id12" draw:layer="layout" svg:width="7.902cm" svg:height="7.232cm" svg:x="241.907cm" svg:y="222.885cm">
          <draw:image xlink:href="Pictures/10000000000000E0000000CD2D630FD0880980E5.png" xlink:type="simple" xlink:show="embed" xlink:actuate="onLoad">
            <text:p/>
          </draw:image>
        </draw:frame>
        <draw:frame draw:style-name="gr2" draw:text-style-name="P1" draw:layer="layout" svg:width="11.218cm" svg:height="3.316cm" svg:x="167.64cm" svg:y="2.145cm">
          <draw:image xlink:href="Pictures/100000000000013E0000005E197909A7E9F8B6F9.png" xlink:type="simple" xlink:show="embed" xlink:actuate="onLoad">
            <text:p/>
          </draw:image>
        </draw:frame>
        <draw:frame draw:style-name="gr2" draw:text-style-name="P1" xml:id="id8" draw:id="id8" draw:layer="layout" svg:width="11.007cm" svg:height="11.924cm" svg:x="224.917cm" svg:y="219.47cm">
          <draw:image xlink:href="Pictures/100000000000013800000152A9F8AC6A3CD03989.png" xlink:type="simple" xlink:show="embed" xlink:actuate="onLoad">
            <text:p/>
          </draw:image>
        </draw:frame>
        <draw:frame draw:style-name="gr2" draw:text-style-name="P1" draw:layer="layout" svg:width="12.735cm" svg:height="8.819cm" svg:x="269.205cm" svg:y="176.403cm">
          <draw:image xlink:href="Pictures/1000000000000169000000FA140B337E83EC48B4.png" xlink:type="simple" xlink:show="embed" xlink:actuate="onLoad">
            <text:p/>
          </draw:image>
        </draw:frame>
        <draw:frame draw:style-name="gr2" draw:text-style-name="P1" draw:layer="layout" svg:width="18.768cm" svg:height="7.197cm" svg:x="259.616cm" svg:y="0.677cm">
          <draw:image xlink:href="Pictures/1000000000000214000000CCC392EF320D974648.png" xlink:type="simple" xlink:show="embed" xlink:actuate="onLoad">
            <text:p/>
          </draw:image>
        </draw:frame>
        <draw:frame draw:style-name="gr2" draw:text-style-name="P1" draw:layer="layout" svg:width="20.567cm" svg:height="3.316cm" svg:x="84.328cm" svg:y="-19.431cm">
          <draw:image xlink:href="Pictures/10000000000002470000005E3D8D23D23691A5E8.png" xlink:type="simple" xlink:show="embed" xlink:actuate="onLoad">
            <text:p/>
          </draw:image>
        </draw:frame>
        <draw:frame draw:style-name="gr2" draw:text-style-name="P1" xml:id="id38" draw:id="id38" draw:layer="layout" svg:width="16.157cm" svg:height="18.838cm" svg:x="130.429cm" svg:y="164.338cm">
          <draw:image xlink:href="Pictures/10000000000001CA00000216202A07FABAEAA63E.png" xlink:type="simple" xlink:show="embed" xlink:actuate="onLoad">
            <text:p/>
          </draw:image>
        </draw:frame>
        <draw:frame draw:style-name="gr2" draw:text-style-name="P1" draw:layer="layout" svg:width="15.452cm" svg:height="8.784cm" svg:x="282.956cm" svg:y="169.651cm">
          <draw:image xlink:href="Pictures/10000000000001B6000000F9E891A39E0D2B4D1F.png" xlink:type="simple" xlink:show="embed" xlink:actuate="onLoad">
            <text:p/>
          </draw:image>
        </draw:frame>
        <draw:frame draw:style-name="gr2" draw:text-style-name="P1" draw:layer="layout" svg:width="8.573cm" svg:height="8.784cm" svg:x="279.336cm" svg:y="128.778cm">
          <draw:image xlink:href="Pictures/10000000000000F3000000F9D374A156C68B9C19.png" xlink:type="simple" xlink:show="embed" xlink:actuate="onLoad">
            <text:p/>
          </draw:image>
        </draw:frame>
        <draw:frame draw:style-name="gr2" draw:text-style-name="P1" draw:layer="layout" svg:width="11.218cm" svg:height="2.505cm" svg:x="284.057cm" svg:y="181.137cm">
          <draw:image xlink:href="Pictures/100000000000013E000000475D5E7BCCA8D226F4.png" xlink:type="simple" xlink:show="embed" xlink:actuate="onLoad">
            <text:p/>
          </draw:image>
        </draw:frame>
        <draw:frame draw:style-name="gr2" draw:text-style-name="P1" draw:layer="layout" svg:width="8.573cm" svg:height="6.421cm" svg:x="289.56cm" svg:y="130.556cm">
          <draw:image xlink:href="Pictures/10000000000000F3000000B6C49759C05293F0FD.png" xlink:type="simple" xlink:show="embed" xlink:actuate="onLoad">
            <text:p/>
          </draw:image>
        </draw:frame>
        <draw:frame draw:style-name="gr2" draw:text-style-name="P1" draw:layer="layout" svg:width="16.193cm" svg:height="2.505cm" svg:x="270.129cm" svg:y="10.957cm">
          <draw:image xlink:href="Pictures/10000000000001CB00000047E7926B608E127510.png" xlink:type="simple" xlink:show="embed" xlink:actuate="onLoad">
            <text:p/>
          </draw:image>
        </draw:frame>
        <draw:frame draw:style-name="gr2" draw:text-style-name="P1" draw:layer="layout" svg:width="12.665cm" svg:height="1.556cm" svg:x="284.607cm" svg:y="17.907cm">
          <draw:image xlink:href="Pictures/10000000000001670000003136EFC75FEC87CDF1.png" xlink:type="simple" xlink:show="embed" xlink:actuate="onLoad">
            <text:p/>
          </draw:image>
        </draw:frame>
        <draw:frame draw:style-name="gr2" draw:text-style-name="P1" draw:layer="layout" svg:width="25.929cm" svg:height="2.54cm" svg:x="4.699cm" svg:y="57.912cm">
          <draw:image xlink:href="Pictures/10000000000002DF0000004801FEFBD832DC4CD4.png" xlink:type="simple" xlink:show="embed" xlink:actuate="onLoad">
            <text:p/>
          </draw:image>
        </draw:frame>
        <draw:frame draw:style-name="gr2" draw:text-style-name="P1" draw:layer="layout" svg:width="4.939cm" svg:height="2.286cm" svg:x="260.731cm" svg:y="15.875cm">
          <draw:image xlink:href="Pictures/100000000000008C0000005DE15185102FAAC096.png" xlink:type="simple" xlink:show="embed" xlink:actuate="onLoad">
            <text:p/>
          </draw:image>
        </draw:frame>
        <draw:frame draw:style-name="gr2" draw:text-style-name="P1" draw:layer="layout" svg:width="12.665cm" svg:height="1.729cm" svg:x="269.113cm" svg:y="15.416cm">
          <draw:image xlink:href="Pictures/10000000000001670000003116C0CC465E2698B7.png" xlink:type="simple" xlink:show="embed" xlink:actuate="onLoad">
            <text:p/>
          </draw:image>
        </draw:frame>
        <draw:frame draw:style-name="gr2" draw:text-style-name="P1" draw:layer="layout" svg:width="12.665cm" svg:height="1.729cm" svg:x="253.873cm" svg:y="11.098cm">
          <draw:image xlink:href="Pictures/1000000000000167000000318D53503D9DE710B0.png" xlink:type="simple" xlink:show="embed" xlink:actuate="onLoad">
            <text:p/>
          </draw:image>
        </draw:frame>
        <draw:frame draw:style-name="gr2" draw:text-style-name="P1" draw:layer="layout" svg:width="12.665cm" svg:height="1.39cm" svg:x="237.871cm" svg:y="11.684cm">
          <draw:image xlink:href="Pictures/100000000000016700000031743671BD2E93E645.png" xlink:type="simple" xlink:show="embed" xlink:actuate="onLoad">
            <text:p/>
          </draw:image>
        </draw:frame>
        <draw:frame draw:style-name="gr2" draw:text-style-name="P1" draw:layer="layout" svg:width="4.445cm" svg:height="2.505cm" svg:x="63.627cm" svg:y="-9.236cm">
          <draw:image xlink:href="Pictures/100000000000008200000047C9D730ED37096186.png" xlink:type="simple" xlink:show="embed" xlink:actuate="onLoad">
            <text:p/>
          </draw:image>
        </draw:frame>
        <draw:frame draw:style-name="gr2" draw:text-style-name="P1" draw:layer="layout" svg:width="8.643cm" svg:height="1.729cm" svg:x="268.09cm" svg:y="135.685cm">
          <draw:image xlink:href="Pictures/10000000000000F500000031A50BC90D5C09B07B.png" xlink:type="simple" xlink:show="embed" xlink:actuate="onLoad">
            <text:p/>
          </draw:image>
        </draw:frame>
        <draw:frame draw:style-name="gr2" draw:text-style-name="P1" xml:id="id13" draw:id="id13" draw:layer="layout" svg:width="5.327cm" svg:height="3.838cm" svg:x="242.189cm" svg:y="268.069cm">
          <draw:image xlink:href="Pictures/1000000000000097000000748F8AF63F2D786DF5.png" xlink:type="simple" xlink:show="embed" xlink:actuate="onLoad">
            <text:p/>
          </draw:image>
        </draw:frame>
        <draw:frame draw:style-name="gr2" draw:text-style-name="P1" draw:layer="layout" svg:width="5.891cm" svg:height="1.905cm" svg:x="-11.049cm" svg:y="183.007cm">
          <draw:image xlink:href="Pictures/10000000000000A700000031441F7A355662772D.png" xlink:type="simple" xlink:show="embed" xlink:actuate="onLoad">
            <text:p/>
          </draw:image>
        </draw:frame>
        <draw:frame draw:style-name="gr2" draw:text-style-name="P1" draw:layer="layout" svg:width="3.454cm" svg:height="3.569cm" svg:x="283.185cm" svg:y="69.075cm">
          <draw:image xlink:href="Pictures/100000000000006A0000005D381750FAA32EC4D6.png" xlink:type="simple" xlink:show="embed" xlink:actuate="onLoad">
            <text:p/>
          </draw:image>
        </draw:frame>
        <draw:frame draw:style-name="gr2" draw:text-style-name="P1" xml:id="id16" draw:id="id16" draw:layer="layout" svg:width="8.763cm" svg:height="4.868cm" svg:x="139.192cm" svg:y="248.793cm">
          <draw:image xlink:href="Pictures/10000000000000DD0000008ADCD814546AA8C92E.png" xlink:type="simple" xlink:show="embed" xlink:actuate="onLoad">
            <text:p/>
          </draw:image>
        </draw:frame>
        <draw:frame draw:style-name="gr2" draw:text-style-name="P1" xml:id="id39" draw:id="id39" draw:layer="layout" svg:width="12.665cm" svg:height="18.874cm" svg:x="167.386cm" svg:y="164.641cm">
          <draw:image xlink:href="Pictures/100000000000016700000217EB47AD1B04BFC679.png" xlink:type="simple" xlink:show="embed" xlink:actuate="onLoad">
            <text:p/>
          </draw:image>
        </draw:frame>
        <draw:frame draw:style-name="gr2" draw:text-style-name="P1" xml:id="id37" draw:id="id37" draw:layer="layout" svg:width="11.395cm" svg:height="11.889cm" svg:x="152.019cm" svg:y="164.973cm">
          <draw:image xlink:href="Pictures/1000000000000143000001512298BA75B64182D3.png" xlink:type="simple" xlink:show="embed" xlink:actuate="onLoad">
            <text:p/>
          </draw:image>
        </draw:frame>
        <draw:frame draw:style-name="gr2" draw:text-style-name="P1" draw:layer="layout" svg:width="10.724cm" svg:height="6.491cm" svg:x="283.972cm" svg:y="121.539cm">
          <draw:image xlink:href="Pictures/1000000000000130000000B87D486C2910FE157E.png" xlink:type="simple" xlink:show="embed" xlink:actuate="onLoad">
            <text:p/>
          </draw:image>
        </draw:frame>
        <draw:frame draw:style-name="gr2" draw:text-style-name="P1" draw:layer="layout" svg:width="10.689cm" svg:height="4.868cm" svg:x="69.575cm" svg:y="-23.114cm">
          <draw:image xlink:href="Pictures/100000000000012F0000008AAC01BAFA90B81C6B.png" xlink:type="simple" xlink:show="embed" xlink:actuate="onLoad">
            <text:p/>
          </draw:image>
        </draw:frame>
        <draw:frame draw:style-name="gr2" draw:text-style-name="P1" draw:layer="layout" svg:width="3.048cm" svg:height="0.799cm" svg:x="-12.573cm" svg:y="175.985cm">
          <draw:image xlink:href="Pictures/10000000000000840000001B951EAF7861F407C3.png" xlink:type="simple" xlink:show="embed" xlink:actuate="onLoad">
            <text:p/>
          </draw:image>
        </draw:frame>
        <draw:frame draw:style-name="gr2" draw:text-style-name="P1" draw:layer="layout" svg:width="9.313cm" svg:height="3.062cm" svg:x="94.234cm" svg:y="-14.873cm">
          <draw:image xlink:href="Pictures/10000000000001080000005E6C348F27909482F5.png" xlink:type="simple" xlink:show="embed" xlink:actuate="onLoad">
            <text:p/>
          </draw:image>
        </draw:frame>
        <draw:frame draw:style-name="gr2" draw:text-style-name="P1" draw:layer="layout" svg:width="10.478cm" svg:height="4.163cm" svg:x="4.762cm" svg:y="61.877cm">
          <draw:image xlink:href="Pictures/1000000000000129000000769B4EF886995DFD8D.png" xlink:type="simple" xlink:show="embed" xlink:actuate="onLoad">
            <text:p/>
          </draw:image>
        </draw:frame>
        <draw:frame draw:style-name="gr2" draw:text-style-name="P1" draw:layer="layout" svg:width="12.1cm" svg:height="4.572cm" svg:x="287.909cm" svg:y="10.668cm">
          <draw:image xlink:href="Pictures/100000000000015700000089C682AD0BE341AD91.png" xlink:type="simple" xlink:show="embed" xlink:actuate="onLoad">
            <text:p/>
          </draw:image>
        </draw:frame>
        <draw:frame draw:style-name="gr2" draw:text-style-name="P1" xml:id="id3" draw:id="id3" draw:layer="layout" svg:width="6.703cm" svg:height="1.524cm" svg:x="249.329cm" svg:y="210.058cm">
          <draw:image xlink:href="Pictures/10000000000000BE000000317CC56DCED1040CFD.png" xlink:type="simple" xlink:show="embed" xlink:actuate="onLoad">
            <text:p/>
          </draw:image>
        </draw:frame>
        <draw:frame draw:style-name="gr2" draw:text-style-name="P1" draw:layer="layout" svg:width="8.643cm" svg:height="3.316cm" svg:x="43.3cm" svg:y="-12.954cm">
          <draw:image xlink:href="Pictures/10000000000000F50000005E1186AAC92CCF6C1B.png" xlink:type="simple" xlink:show="embed" xlink:actuate="onLoad">
            <text:p/>
          </draw:image>
        </draw:frame>
        <draw:frame draw:style-name="gr2" draw:text-style-name="P1" xml:id="id11" draw:id="id11" draw:layer="layout" svg:width="5.68cm" svg:height="3.316cm" svg:x="260.258cm" svg:y="259.715cm">
          <draw:image xlink:href="Pictures/10000000000000A10000005E178E09489053F5B4.png" xlink:type="simple" xlink:show="embed" xlink:actuate="onLoad">
            <text:p/>
          </draw:image>
        </draw:frame>
        <draw:frame draw:style-name="gr2" draw:text-style-name="P1" draw:layer="layout" svg:width="8.643cm" svg:height="3.083cm" svg:x="87.503cm" svg:y="-8.417cm">
          <draw:image xlink:href="Pictures/10000000000000F50000005ED7BEDBC9C0964E22.png" xlink:type="simple" xlink:show="embed" xlink:actuate="onLoad">
            <text:p/>
          </draw:image>
        </draw:frame>
        <draw:frame draw:style-name="gr2" draw:text-style-name="P1" xml:id="id10" draw:id="id10" draw:layer="layout" svg:width="11.43cm" svg:height="6.456cm" svg:x="257.175cm" svg:y="265.684cm">
          <draw:image xlink:href="Pictures/1000000000000144000000B7FC7D17889708F616.png" xlink:type="simple" xlink:show="embed" xlink:actuate="onLoad">
            <text:p/>
          </draw:image>
        </draw:frame>
        <draw:frame draw:style-name="gr2" draw:text-style-name="P1" draw:layer="layout" svg:width="15.804cm" svg:height="2.505cm" svg:x="265.43cm" svg:y="124.622cm">
          <draw:image xlink:href="Pictures/10000000000001C00000004750A2FEE5F739C90A.png" xlink:type="simple" xlink:show="embed" xlink:actuate="onLoad">
            <text:p/>
          </draw:image>
        </draw:frame>
        <draw:frame draw:style-name="gr2" draw:text-style-name="P1" draw:layer="layout" svg:width="7.655cm" svg:height="3.316cm" svg:x="82.896cm" svg:y="-14.873cm">
          <draw:image xlink:href="Pictures/10000000000000D90000005E8BFCA3A941127FFC.png" xlink:type="simple" xlink:show="embed" xlink:actuate="onLoad">
            <text:p/>
          </draw:image>
        </draw:frame>
        <draw:frame draw:style-name="gr2" draw:text-style-name="P1" draw:layer="layout" svg:width="4.092cm" svg:height="4.057cm" svg:x="69.441cm" svg:y="-10.153cm">
          <draw:image xlink:href="Pictures/1000000000000074000000739F44B96A6E920810.png" xlink:type="simple" xlink:show="embed" xlink:actuate="onLoad">
            <text:p/>
          </draw:image>
        </draw:frame>
        <draw:frame draw:style-name="gr2" draw:text-style-name="P1" draw:layer="layout" svg:width="9.278cm" svg:height="1.729cm" svg:x="246.253cm" svg:y="6.223cm">
          <draw:image xlink:href="Pictures/100000000000010700000031444EECF4052413C3.png" xlink:type="simple" xlink:show="embed" xlink:actuate="onLoad">
            <text:p/>
          </draw:image>
        </draw:frame>
        <draw:frame draw:style-name="gr2" draw:text-style-name="P1" draw:layer="layout" svg:width="8.361cm" svg:height="1.729cm" svg:x="247.269cm" svg:y="3.81cm">
          <draw:image xlink:href="Pictures/10000000000000ED00000031386A3E5313C5AFE5.png" xlink:type="simple" xlink:show="embed" xlink:actuate="onLoad">
            <text:p/>
          </draw:image>
        </draw:frame>
        <draw:frame draw:style-name="gr2" draw:text-style-name="P1" draw:layer="layout" svg:width="3.556cm" svg:height="4.057cm" svg:x="282.956cm" svg:y="62.11cm">
          <draw:image xlink:href="Pictures/1000000000000066000000737D30B14CE0133B2E.png" xlink:type="simple" xlink:show="embed" xlink:actuate="onLoad">
            <text:p/>
          </draw:image>
        </draw:frame>
        <draw:frame draw:style-name="gr2" draw:text-style-name="P1" draw:layer="layout" svg:width="9.066cm" svg:height="3.175cm" svg:x="99.949cm" svg:y="278.892cm">
          <draw:image xlink:href="Pictures/10000000000001010000005DF48E5CACE93C33B0.png" xlink:type="simple" xlink:show="embed" xlink:actuate="onLoad">
            <text:p/>
          </draw:image>
        </draw:frame>
        <draw:frame draw:style-name="gr2" draw:text-style-name="P1" draw:layer="layout" svg:width="13.582cm" svg:height="2.505cm" svg:x="1.524cm" svg:y="66.71cm">
          <draw:image xlink:href="Pictures/10000000000001810000004712A2F45C9AA67C85.png" xlink:type="simple" xlink:show="embed" xlink:actuate="onLoad">
            <text:p/>
          </draw:image>
        </draw:frame>
        <draw:frame draw:style-name="gr2" draw:text-style-name="P1" draw:layer="layout" svg:width="10.372cm" svg:height="1.729cm" svg:x="152.442cm" svg:y="3.478cm">
          <draw:image xlink:href="Pictures/100000000000012600000031092E967FC0C481EF.png" xlink:type="simple" xlink:show="embed" xlink:actuate="onLoad">
            <text:p/>
          </draw:image>
        </draw:frame>
        <draw:frame draw:style-name="gr2" draw:text-style-name="P1" draw:layer="layout" svg:width="4.833cm" svg:height="2.685cm" svg:x="63.366cm" svg:y="-12.7cm">
          <draw:image xlink:href="Pictures/10000000000000890000005D38E3E62E753E2B22.png" xlink:type="simple" xlink:show="embed" xlink:actuate="onLoad">
            <text:p/>
          </draw:image>
        </draw:frame>
        <draw:frame draw:style-name="gr2" draw:text-style-name="P1" draw:layer="layout" svg:width="8.255cm" svg:height="1.729cm" svg:x="264.668cm" svg:y="129.794cm">
          <draw:image xlink:href="Pictures/10000000000000EA000000318C7715757300D249.png" xlink:type="simple" xlink:show="embed" xlink:actuate="onLoad">
            <text:p/>
          </draw:image>
        </draw:frame>
        <draw:frame draw:style-name="gr2" draw:text-style-name="P1" draw:layer="layout" svg:width="22.966cm" svg:height="2.54cm" svg:x="8.022cm" svg:y="36.83cm">
          <draw:image xlink:href="Pictures/100000000000028B0000004821694F4AF005F46A.png" xlink:type="simple" xlink:show="embed" xlink:actuate="onLoad">
            <text:p/>
          </draw:image>
        </draw:frame>
        <draw:connector draw:style-name="gr4" draw:text-style-name="P2" draw:layer="layout" svg:x1="140.338cm" svg:y1="296.926cm" svg:x2="178.558cm" svg:y2="259.334cm" draw:start-shape="id1" draw:start-glue-point="2" draw:end-shape="id2" draw:end-glue-point="0" svg:d="M140338 296926v500h19111v-38592h19109v500" svg:viewBox="0 0 38221 38593">
          <text:p/>
        </draw:connector>
        <draw:connector draw:style-name="gr5" draw:text-style-name="P2" draw:layer="layout" svg:x1="252.68cm" svg:y1="211.582cm" svg:x2="221.823cm" svg:y2="254.127cm" draw:start-shape="id3" draw:start-glue-point="2" draw:end-shape="id4" svg:d="M252680 211582v21273h-30857v21272" svg:viewBox="0 0 30858 42546">
          <text:p/>
        </draw:connector>
        <draw:connector draw:style-name="gr4" draw:text-style-name="P2" draw:layer="layout" svg:x1="252.68cm" svg:y1="211.582cm" svg:x2="192.609cm" svg:y2="226.977cm" draw:start-shape="id3" draw:start-glue-point="2" draw:end-shape="id5" draw:end-glue-point="0" svg:d="M252680 211582v7698h-60071v7697" svg:viewBox="0 0 60072 15396">
          <text:p/>
        </draw:connector>
        <draw:connector draw:style-name="gr4" draw:text-style-name="P2" draw:layer="layout" svg:x1="252.68cm" svg:y1="211.582cm" svg:x2="264.223cm" svg:y2="249.555cm" draw:start-shape="id3" draw:start-glue-point="2" draw:end-shape="id6" svg:d="M252680 211582v18987h11543v18986" svg:viewBox="0 0 11544 37974">
          <text:p/>
        </draw:connector>
        <draw:connector draw:style-name="gr4" draw:text-style-name="P2" draw:layer="layout" svg:x1="212.52cm" svg:y1="225.933cm" svg:x2="252.68cm" svg:y2="211.582cm" draw:start-shape="id7" draw:start-glue-point="0" draw:end-shape="id3" draw:end-glue-point="2" svg:d="M212520 225933v-7175h40160v-7176" svg:viewBox="0 0 40161 14352">
          <text:p/>
        </draw:connector>
        <draw:connector draw:style-name="gr4" draw:text-style-name="P2" draw:layer="layout" svg:x1="230.42cm" svg:y1="219.47cm" svg:x2="252.68cm" svg:y2="211.582cm" draw:start-shape="id8" draw:start-glue-point="0" draw:end-shape="id3" svg:d="M230420 219470v-3944h22260v-3944" svg:viewBox="0 0 22261 7889">
          <text:p/>
        </draw:connector>
        <draw:connector draw:style-name="gr6" draw:text-style-name="P2" draw:layer="layout" svg:x1="256.54cm" svg:y1="253.576cm" svg:x2="255.002cm" svg:y2="258.212cm" draw:start-shape="id6" draw:start-glue-point="3" draw:end-shape="id9" svg:d="M256540 253576h-769v4636h-769" svg:viewBox="0 0 1539 4637">
          <text:p/>
        </draw:connector>
        <draw:connector draw:style-name="gr7" draw:text-style-name="P2" draw:layer="layout" svg:x1="255.002cm" svg:y1="258.212cm" svg:x2="257.175cm" svg:y2="268.912cm" draw:start-shape="id9" draw:start-glue-point="1" draw:end-shape="id10" draw:end-glue-point="3" svg:d="M255002 258212h1087v10700h1086" svg:viewBox="0 0 2174 10701">
          <text:p/>
        </draw:connector>
        <draw:connector draw:style-name="gr8" draw:text-style-name="P2" draw:layer="layout" svg:x1="264.223cm" svg:y1="257.598cm" svg:x2="263.098cm" svg:y2="259.715cm" draw:start-shape="id6" draw:start-glue-point="2" draw:end-shape="id11" draw:end-glue-point="0" svg:d="M264223 257598v1059h-1125v1058" svg:viewBox="0 0 1126 2118">
          <text:p/>
        </draw:connector>
        <draw:connector draw:style-name="gr8" draw:text-style-name="P2" draw:layer="layout" svg:x1="263.098cm" svg:y1="263.031cm" svg:x2="262.89cm" svg:y2="265.684cm" draw:start-shape="id11" draw:start-glue-point="2" draw:end-shape="id10" draw:end-glue-point="0" svg:d="M263098 263031v1327h-208v1326" svg:viewBox="0 0 209 2654">
          <text:p/>
        </draw:connector>
        <draw:connector draw:style-name="gr6" draw:text-style-name="P2" draw:layer="layout" svg:x1="241.808cm" svg:y1="258.212cm" svg:x2="229.743cm" svg:y2="262.417cm" draw:start-shape="id9" draw:start-glue-point="3" draw:end-shape="id4" svg:d="M241808 258212h-6032v4205h-6033" svg:viewBox="0 0 12066 4206">
          <text:p/>
        </draw:connector>
        <draw:connector draw:style-name="gr9" draw:text-style-name="P2" draw:layer="layout" svg:x1="219.329cm" svg:y1="232.283cm" svg:x2="221.823cm" svg:y2="254.127cm" draw:start-shape="id7" draw:start-glue-point="1" draw:end-shape="id4" svg:d="M219329 232283h2494v21844" svg:viewBox="0 0 2495 21845">
          <text:p/>
        </draw:connector>
        <draw:connector draw:style-name="gr6" draw:text-style-name="P2" draw:layer="layout" svg:x1="241.907cm" svg:y1="226.501cm" svg:x2="235.924cm" svg:y2="225.432cm" draw:start-shape="id12" draw:start-glue-point="3" draw:end-shape="id8" svg:d="M241907 226501h-2991v-1069h-2992" svg:viewBox="0 0 5984 1070">
          <text:p/>
        </draw:connector>
        <draw:connector draw:style-name="gr6" draw:text-style-name="P2" draw:layer="layout" svg:x1="224.917cm" svg:y1="225.432cm" svg:x2="219.329cm" svg:y2="232.283cm" draw:start-shape="id8" draw:start-glue-point="3" draw:end-shape="id7" svg:d="M224917 225432h-2794v6851h-2794" svg:viewBox="0 0 5589 6852">
          <text:p/>
        </draw:connector>
        <draw:connector draw:style-name="gr8" draw:text-style-name="P2" draw:layer="layout" svg:x1="221.823cm" svg:y1="270.708cm" svg:x2="242.189cm" svg:y2="269.988cm" draw:start-shape="id4" draw:start-glue-point="2" draw:end-shape="id13" draw:end-glue-point="3" svg:d="M221823 270708v500h14143v-1220h6223" svg:viewBox="0 0 20367 1221">
          <text:p/>
        </draw:connector>
        <draw:connector draw:style-name="gr10" draw:text-style-name="P2" draw:layer="layout" svg:x1="210.185cm" svg:y1="264.848cm" svg:x2="213.903cm" svg:y2="262.417cm" draw:start-shape="id14" draw:start-glue-point="1" draw:end-shape="id4" svg:d="M210185 264848h1859v-2431h1859" svg:viewBox="0 0 3719 2432">
          <text:p/>
        </draw:connector>
        <draw:connector draw:style-name="gr8" draw:text-style-name="P2" draw:layer="layout" svg:x1="206.312cm" svg:y1="254.144cm" svg:x2="210.185cm" svg:y2="264.848cm" draw:start-shape="id15" draw:start-glue-point="1" draw:end-shape="id14" svg:d="M206312 254144h4373v10704h-500" svg:viewBox="0 0 4374 10705">
          <text:p/>
        </draw:connector>
        <draw:connector draw:style-name="gr10" draw:text-style-name="P2" draw:layer="layout" svg:x1="205.712cm" svg:y1="232.283cm" svg:x2="201.323cm" svg:y2="232.551cm" draw:start-shape="id7" draw:start-glue-point="3" draw:end-shape="id5" svg:d="M205712 232283h-2194v268h-2195" svg:viewBox="0 0 4390 269">
          <text:p/>
        </draw:connector>
        <draw:connector draw:style-name="gr10" draw:text-style-name="P2" draw:layer="layout" svg:x1="199.485cm" svg:y1="247.812cm" svg:x2="192.609cm" svg:y2="238.125cm" draw:start-shape="id15" draw:end-shape="id5" svg:d="M199485 247812v-4843h-6876v-4844" svg:viewBox="0 0 6877 9688">
          <text:p/>
        </draw:connector>
        <draw:connector draw:style-name="gr8" draw:text-style-name="P2" draw:layer="layout" svg:x1="139.192cm" svg:y1="251.227cm" svg:x2="158.069cm" svg:y2="255.905cm" draw:start-shape="id16" draw:start-glue-point="3" draw:end-shape="id17" draw:end-glue-point="2" svg:d="M139192 251227h-500v5178h19377v-500" svg:viewBox="0 0 19378 5179">
          <text:p/>
        </draw:connector>
        <draw:connector draw:style-name="gr8" draw:text-style-name="P2" draw:layer="layout" svg:x1="164.119cm" svg:y1="252.289cm" svg:x2="178.558cm" svg:y2="259.334cm" draw:start-shape="id17" draw:start-glue-point="1" draw:end-shape="id2" draw:end-glue-point="0" svg:d="M164119 252289h14439v7045" svg:viewBox="0 0 14440 7046">
          <text:p/>
        </draw:connector>
        <draw:connector draw:style-name="gr8" draw:text-style-name="P2" draw:layer="layout" svg:x1="164.119cm" svg:y1="252.289cm" svg:x2="168.218cm" svg:y2="246.07cm" draw:start-shape="id17" draw:start-glue-point="1" draw:end-shape="id18" draw:end-glue-point="2" svg:d="M164119 252289h4099v-6219" svg:viewBox="0 0 4100 6220">
          <text:p/>
        </draw:connector>
        <draw:connector draw:style-name="gr11" draw:text-style-name="P2" draw:layer="layout" svg:x1="183.896cm" svg:y1="232.551cm" svg:x2="190.747cm" svg:y2="278.084cm" draw:start-shape="id5" draw:start-glue-point="3" draw:end-shape="id2" draw:end-glue-point="1" svg:d="M183896 232551h-500v16179h7851v29354h-500" svg:viewBox="0 0 7852 45534">
          <text:p/>
        </draw:connector>
        <draw:connector draw:style-name="gr11" draw:text-style-name="P2" draw:layer="layout" svg:x1="199.485cm" svg:y1="260.477cm" svg:x2="190.747cm" svg:y2="278.084cm" draw:start-shape="id15" draw:start-glue-point="2" draw:end-shape="id2" draw:end-glue-point="1" svg:d="M199485 260477v17607h-8738" svg:viewBox="0 0 8739 17608">
          <text:p/>
        </draw:connector>
        <draw:connector draw:style-name="gr12" draw:text-style-name="P2" draw:layer="layout" svg:x1="190.747cm" svg:y1="278.084cm" svg:x2="221.823cm" svg:y2="270.708cm" draw:start-shape="id2" draw:start-glue-point="1" draw:end-shape="id4" draw:end-glue-point="2" svg:d="M190747 278084h31076v-7376" svg:viewBox="0 0 31077 7377">
          <text:p/>
        </draw:connector>
        <draw:connector draw:style-name="gr13" draw:text-style-name="P2" draw:layer="layout" svg:x1="230.42cm" svg:y1="231.394cm" svg:x2="190.747cm" svg:y2="278.084cm" draw:start-shape="id8" draw:start-glue-point="2" draw:end-shape="id2" draw:end-glue-point="1" svg:d="M230420 231394v46690h-39673" svg:viewBox="0 0 39674 46691">
          <text:p/>
        </draw:connector>
        <draw:connector draw:style-name="gr11" draw:text-style-name="P2" draw:layer="layout" svg:x1="212.52cm" svg:y1="238.633cm" svg:x2="190.747cm" svg:y2="278.084cm" draw:start-shape="id7" draw:start-glue-point="2" draw:end-shape="id2" draw:end-glue-point="1" svg:d="M212520 238633v39451h-21773" svg:viewBox="0 0 21774 39452">
          <text:p/>
        </draw:connector>
        <draw:connector draw:style-name="gr8" draw:text-style-name="P2" draw:layer="layout" svg:x1="152.562cm" svg:y1="105.156cm" svg:x2="127.18cm" svg:y2="101.346cm" draw:start-shape="id19" draw:start-glue-point="0" draw:end-shape="id20" svg:d="M152562 105156v-1905h-25382v-1905" svg:viewBox="0 0 25383 3811">
          <text:p/>
        </draw:connector>
        <draw:connector draw:style-name="gr14" draw:text-style-name="P3" draw:layer="layout" svg:x1="120.883cm" svg:y1="96.583cm" svg:x2="103.505cm" svg:y2="104.874cm" draw:start-shape="id20" draw:end-shape="id21" svg:d="M120883 96583h-8689v8291h-8689" svg:viewBox="0 0 17379 8292">
          <text:p text:style-name="P2">Startet</text:p>
          <text:p text:style-name="P2"/>
        </draw:connector>
        <draw:frame draw:style-name="gr15" draw:text-style-name="P4" draw:layer="layout" svg:width="0.502cm" svg:height="0.962cm" svg:x="111.506cm" svg:y="114.046cm">
          <draw:text-box>
            <text:p/>
          </draw:text-box>
        </draw:frame>
        <draw:connector draw:style-name="gr7" draw:text-style-name="P2" draw:layer="layout" svg:x1="271.908cm" svg:y1="253.527cm" svg:x2="274.575cm" svg:y2="255.309cm" svg:d="M271908 253527h1334v1782h1333" svg:viewBox="0 0 2668 1783">
          <text:p/>
        </draw:connector>
        <draw:connector draw:style-name="gr16" draw:text-style-name="P5" xml:id="id35" draw:id="id35" draw:layer="layout" draw:line-skew="0.028cm" svg:x1="98.266cm" svg:y1="111.577cm" svg:x2="115.418cm" svg:y2="134.281cm" draw:start-shape="id21" draw:end-shape="id22" svg:d="M98266 111577v11380h17152v11324" svg:viewBox="0 0 17153 22705">
          <text:p text:style-name="P5"><text:span text:style-name="T1">startet</text:span></text:p>
        </draw:connector>
        <draw:connector draw:style-name="gr17" draw:text-style-name="P2" draw:layer="layout" svg:x1="75.205cm" svg:y1="123.098cm" svg:x2="50.549cm" svg:y2="134.225cm" draw:start-shape="id23" draw:start-glue-point="0" draw:end-shape="id24" draw:end-glue-point="0" svg:d="M75205 123098h-24656v11127" svg:viewBox="0 0 24657 11128">
          <text:p text:style-name="P2"/>
        </draw:connector>
        <draw:connector draw:style-name="gr17" draw:text-style-name="P2" xml:id="id30" draw:id="id30" draw:layer="layout" svg:x1="98.266cm" svg:y1="111.577cm" svg:x2="98.241cm" svg:y2="134.62cm" draw:start-shape="id21" draw:start-glue-point="2" draw:end-shape="id25" draw:end-glue-point="0" svg:d="M98266 111577v11521h-25v11522" svg:viewBox="0 0 26 23044">
          <text:p text:style-name="P2"/>
        </draw:connector>
        <draw:connector draw:style-name="gr18" draw:text-style-name="P2" draw:layer="layout" svg:x1="127.18cm" svg:y1="91.821cm" svg:x2="101.981cm" svg:y2="86.113cm" draw:start-shape="id20" draw:start-glue-point="0" draw:end-shape="id26" svg:d="M127180 91821v-5708h-25199" svg:viewBox="0 0 25200 5709">
          <text:p text:style-name="P2"/>
          <text:p text:style-name="P2"/>
        </draw:connector>
        <draw:connector draw:style-name="gr19" draw:text-style-name="P2" draw:layer="layout" svg:x1="71.691cm" svg:y1="164.698cm" svg:x2="75.205cm" svg:y2="148.082cm" draw:start-shape="id27" draw:end-shape="id28" svg:d="M71691 164698v-8308h3514v-8308" svg:viewBox="0 0 3515 16617">
          <text:p text:style-name="P2">startet</text:p>
          <text:p text:style-name="P2"/>
        </draw:connector>
        <draw:connector draw:style-name="gr17" draw:text-style-name="P2" draw:layer="layout" svg:x1="75.205cm" svg:y1="123.098cm" svg:x2="26.225cm" svg:y2="134.733cm" draw:start-shape="id23" draw:start-glue-point="0" draw:end-shape="id29" draw:end-glue-point="0" svg:d="M75205 123098h-48980v11635" svg:viewBox="0 0 48981 11636">
          <text:p/>
        </draw:connector>
        <draw:connector draw:style-name="gr17" draw:text-style-name="P2" xml:id="id23" draw:id="id23" draw:layer="layout" svg:x1="98.253cm" svg:y1="123.098cm" svg:x2="75.205cm" svg:y2="134.676cm" draw:start-shape="id30" draw:start-glue-point="0" draw:end-shape="id28" draw:end-glue-point="0" svg:d="M98253 123098h-23048v11578" svg:viewBox="0 0 23049 11579">
          <text:p/>
        </draw:connector>
        <draw:connector draw:style-name="gr20" draw:text-style-name="P2" draw:layer="layout" svg:x1="58.519cm" svg:y1="201.344cm" svg:x2="71.691cm" svg:y2="187.452cm" draw:start-shape="id31" draw:end-shape="id27" draw:end-glue-point="2" svg:d="M58519 201344v-6946h13172v-6946" svg:viewBox="0 0 13173 13893">
          <text:p text:style-name="P2">startet</text:p>
          <text:p text:style-name="P2"/>
        </draw:connector>
        <draw:connector draw:style-name="gr21" draw:text-style-name="P2" draw:layer="layout" svg:x1="80.835cm" svg:y1="201.422cm" svg:x2="71.691cm" svg:y2="187.452cm" draw:start-shape="id32" draw:end-shape="id27" svg:d="M80835 201422v-6985h-9144v-6985" svg:viewBox="0 0 9145 13971">
          <text:p text:style-name="P2"/>
          <text:p text:style-name="P2"/>
        </draw:connector>
        <draw:connector draw:style-name="gr21" draw:text-style-name="P2" draw:layer="layout" svg:x1="98.266cm" svg:y1="165.036cm" svg:x2="98.241cm" svg:y2="149.578cm" draw:start-shape="id33" draw:end-shape="id25" svg:d="M98266 165036v-7728h-25v-7730" svg:viewBox="0 0 26 15459">
          <text:p text:style-name="P2">startet</text:p>
          <text:p text:style-name="P2"/>
        </draw:connector>
        <draw:connector draw:style-name="gr22" draw:text-style-name="P2" draw:layer="layout" svg:x1="26.271cm" svg:y1="164.797cm" svg:x2="26.225cm" svg:y2="152.019cm" draw:start-shape="id34" draw:start-glue-point="0" draw:end-shape="id29" draw:end-glue-point="2" svg:d="M26271 164797v-6389h-46v-6389" svg:viewBox="0 0 47 12779">
          <text:p text:style-name="P2">startet</text:p>
        </draw:connector>
        <draw:connector draw:style-name="gr23" draw:text-style-name="P5" draw:layer="layout" svg:x1="106.842cm" svg:y1="122.957cm" svg:x2="135.092cm" svg:y2="134.493cm" draw:start-shape="id35" draw:start-glue-point="0" draw:end-shape="id36" draw:end-glue-point="0" svg:d="M106842 122957h28250v11536" svg:viewBox="0 0 28251 11537">
          <text:p text:style-name="P5"/>
          <text:p text:style-name="P5"/>
        </draw:connector>
        <draw:connector draw:style-name="gr24" draw:text-style-name="P5" draw:layer="layout" draw:line-skew="-0.254cm" svg:x1="135.092cm" svg:y1="151.003cm" svg:x2="157.716cm" svg:y2="164.973cm" draw:start-shape="id36" draw:start-glue-point="2" draw:end-shape="id37" svg:d="M135092 151003v6731h22624v7239" svg:viewBox="0 0 22625 13971">
          <text:p text:style-name="P5"><text:span text:style-name="T1"/></text:p>
        </draw:connector>
        <draw:connector draw:style-name="gr25" draw:text-style-name="P5" draw:layer="layout" svg:x1="135.092cm" svg:y1="151.003cm" svg:x2="138.507cm" svg:y2="164.338cm" draw:start-shape="id36" draw:end-shape="id38" svg:d="M135092 151003v6668h3415v6667" svg:viewBox="0 0 3416 13336">
          <text:p text:style-name="P5">startet</text:p>
          <text:p text:style-name="P5"/>
        </draw:connector>
        <draw:connector draw:style-name="gr24" draw:text-style-name="P5" draw:layer="layout" draw:line-skew="-0.127cm" svg:x1="135.092cm" svg:y1="151.003cm" svg:x2="173.718cm" svg:y2="164.641cm" draw:start-shape="id36" draw:start-glue-point="2" draw:end-shape="id39" svg:d="M135092 151003v6692h38626v6946" svg:viewBox="0 0 38627 13639">
          <text:p/>
        </draw:connector>
        <draw:connector draw:style-name="gr24" draw:text-style-name="P5" draw:layer="layout" draw:line-skew="-0.187cm" svg:x1="135.092cm" svg:y1="151.003cm" svg:x2="188.443cm" svg:y2="164.839cm" draw:start-shape="id36" draw:end-shape="id40" svg:d="M135092 151003v6731h53351v7105" svg:viewBox="0 0 53352 13837">
          <text:p/>
        </draw:connector>
        <draw:connector draw:style-name="gr26" draw:text-style-name="P5" draw:layer="layout" svg:x1="188.443cm" svg:y1="179.832cm" svg:x2="182.04cm" svg:y2="195.961cm" draw:start-shape="id40" draw:end-shape="id41" svg:d="M188443 179832v8065h-6403v8064" svg:viewBox="0 0 6404 16130">
          <text:p text:style-name="P5">startet</text:p>
        </draw:connector>
        <draw:connector draw:style-name="gr26" draw:text-style-name="P5" draw:layer="layout" svg:x1="173.718cm" svg:y1="183.515cm" svg:x2="162.397cm" svg:y2="195.982cm" draw:start-shape="id39" draw:start-glue-point="2" draw:end-shape="id42" svg:d="M173718 183515v6234h-11321v6233" svg:viewBox="0 0 11322 12468">
          <text:p text:style-name="P5">startet</text:p>
        </draw:connector>
        <draw:connector draw:style-name="gr23" draw:text-style-name="P5" draw:layer="layout" draw:line-skew="-0.103cm" svg:x1="173.718cm" svg:y1="183.515cm" svg:x2="146.745cm" svg:y2="196.088cm" draw:start-shape="id39" draw:end-shape="id43" svg:d="M173718 183515v6184h-26973v6389" svg:viewBox="0 0 26974 12574">
          <text:p/>
        </draw:connector>
        <draw:connector draw:style-name="gr27" draw:text-style-name="P2" draw:layer="layout" svg:x1="50.57cm" svg:y1="166.052cm" svg:x2="50.549cm" svg:y2="151.511cm" draw:start-shape="id44" draw:end-shape="id24" draw:end-glue-point="2" svg:d="M50570 166052v-7270h-21v-7271" svg:viewBox="0 0 22 14542">
          <text:p text:style-name="P2">startet</text:p>
          <text:p text:style-name="P2"/>
        </draw:connector>
        <draw:connector draw:style-name="gr21" draw:text-style-name="P2" draw:layer="layout" draw:line-skew="-0.152cm" svg:x1="99.575cm" svg:y1="201.725cm" svg:x2="71.691cm" svg:y2="187.452cm" draw:start-shape="id45" draw:start-glue-point="0" draw:end-shape="id27" draw:end-glue-point="2" svg:d="M99575 201725v-7288h-27884v-6985" svg:viewBox="0 0 27885 14274">
          <text:p text:style-name="P2"/>
          <text:p text:style-name="P2"/>
        </draw:connector>
        <draw:connector draw:style-name="gr28" draw:text-style-name="P2" draw:layer="layout" draw:line-skew="6.742cm" svg:x1="80.835cm" svg:y1="214.863cm" svg:x2="8.509cm" svg:y2="219.036cm" draw:start-shape="id32" draw:start-glue-point="2" draw:end-shape="id46" draw:end-glue-point="3" svg:d="M80835 214863v11416h-72326v-7243" svg:viewBox="0 0 72327 11417">
          <text:p text:style-name="P2"/>
          <text:p text:style-name="P2"/>
        </draw:connector>
        <draw:connector draw:style-name="gr29" draw:text-style-name="P2" xml:id="id46" draw:id="id46" draw:layer="layout" draw:line-skew="-26.393cm" svg:x1="26.225cm" svg:y1="152.019cm" svg:x2="8.509cm" svg:y2="219.036cm" draw:start-shape="id29" svg:d="M26225 152019v7366h-17716v59651" svg:viewBox="0 0 17717 67018">
          <text:p text:style-name="P2"/>
          <text:p text:style-name="P2"/>
        </draw:connector>
        <draw:connector draw:style-name="gr30" draw:text-style-name="P2" draw:layer="layout" svg:x1="127.18cm" svg:y1="91.821cm" svg:x2="148.607cm" svg:y2="84.201cm" draw:start-shape="id20" draw:start-glue-point="0" draw:end-shape="id47" draw:end-glue-point="0" svg:d="M127180 91821v-8120h21427v500" svg:viewBox="0 0 21428 8121">
          <text:p text:style-name="P2">Initialisiert</text:p>
          <text:p text:style-name="P2"/>
        </draw:connector>
        <draw:connector draw:style-name="gr31" draw:text-style-name="P2" draw:layer="layout" svg:x1="34.798cm" svg:y1="143.376cm" svg:x2="42.213cm" svg:y2="117.433cm" draw:start-shape="id29" draw:start-glue-point="1" draw:end-shape="id48" draw:end-glue-point="2" svg:d="M34798 143376h7415v-25943" svg:viewBox="0 0 7416 25944">
          <text:p text:style-name="P2"/>
          <text:p text:style-name="P2"/>
        </draw:connector>
        <draw:connector draw:style-name="gr32" draw:text-style-name="P2" xml:id="id48" draw:id="id48" draw:layer="layout" svg:x1="42.213cm" svg:y1="117.433cm" svg:x2="42.21cm" svg:y2="107.964cm" draw:end-shape="id49" svg:d="M42213 117433v-4484h-3v-4985" svg:viewBox="0 0 4 9470">
          <text:p text:style-name="P2">Initialisiert</text:p>
          <text:p text:style-name="P2"/>
        </draw:connector>
        <draw:connector draw:style-name="gr31" draw:text-style-name="P2" draw:layer="layout" draw:line-skew="-0.953cm" svg:x1="68.749cm" svg:y1="141.379cm" svg:x2="60.96cm" svg:y2="130.15cm" draw:start-shape="id28" draw:start-glue-point="3" draw:end-shape="id50" draw:end-glue-point="0" svg:d="M68749 141379h-4847v-11229h-2942" svg:viewBox="0 0 7790 11230">
          <text:p text:style-name="P2"/>
          <text:p text:style-name="P2"/>
        </draw:connector>
        <draw:connector draw:style-name="gr31" draw:text-style-name="P2" xml:id="id50" draw:id="id50" draw:layer="layout" draw:line-skew="2.414cm" svg:x1="58.046cm" svg:y1="142.868cm" svg:x2="42.213cm" svg:y2="117.433cm" draw:start-shape="id24" draw:start-glue-point="1" draw:end-shape="id48" draw:end-glue-point="2" svg:d="M58046 142868h2914v-25435h-18747" svg:viewBox="0 0 18748 25436">
          <text:p text:style-name="P2"/>
          <text:p text:style-name="P2"/>
        </draw:connector>
        <draw:connector draw:style-name="gr31" draw:text-style-name="P2" draw:layer="layout" draw:line-skew="18.866cm" svg:x1="90.692cm" svg:y1="142.099cm" svg:x2="42.213cm" svg:y2="117.433cm" draw:start-shape="id25" draw:end-shape="id48" draw:end-glue-point="2" svg:d="M90692 142099h-5094v-24666h-43385" svg:viewBox="0 0 48480 24667">
          <text:p text:style-name="P2"/>
          <text:p text:style-name="P2"/>
        </draw:connector>
        <draw:connector draw:style-name="gr31" draw:text-style-name="P2" xml:id="id51" draw:id="id51" draw:layer="layout" draw:line-skew="39.101cm" svg:x1="126.167cm" svg:y1="142.748cm" svg:x2="42.213cm" svg:y2="117.433cm" draw:start-shape="id36" draw:start-glue-point="3" draw:end-shape="id48" draw:end-glue-point="2" svg:d="M126167 142748h-2596v-25315h-81358" svg:viewBox="0 0 83955 25316">
          <text:p text:style-name="P2"/>
          <text:p text:style-name="P2"/>
        </draw:connector>
        <draw:connector draw:style-name="gr31" draw:text-style-name="P2" draw:layer="layout" draw:line-skew="3.585cm -8.661cm" svg:x1="146.745cm" svg:y1="209.529cm" svg:x2="123.571cm" svg:y2="130.09cm" draw:start-shape="id43" draw:start-glue-point="2" draw:end-shape="id51" draw:end-glue-point="0" svg:d="M146745 209529v4085h-23174v-83524" svg:viewBox="0 0 23175 83525">
          <text:p text:style-name="P2"/>
          <text:p text:style-name="P2"/>
        </draw:connector>
        <draw:connector draw:style-name="gr31" draw:text-style-name="P2" xml:id="id52" draw:id="id52" draw:layer="layout" draw:line-skew="10.676cm" svg:x1="162.397cm" svg:y1="202.438cm" svg:x2="123.571cm" svg:y2="130.091cm" draw:start-shape="id42" draw:start-glue-point="2" svg:d="M162397 202438v11176h-38826v-83523" svg:viewBox="0 0 38827 83524">
          <text:p text:style-name="P2"/>
          <text:p text:style-name="P2"/>
        </draw:connector>
        <draw:connector draw:style-name="gr31" draw:text-style-name="P2" xml:id="id53" draw:id="id53" draw:layer="layout" draw:line-skew="8.312cm" svg:x1="106.948cm" svg:y1="207.669cm" svg:x2="123.571cm" svg:y2="130.091cm" draw:start-shape="id45" draw:start-glue-point="1" draw:end-shape="id52" draw:end-glue-point="3" svg:d="M106948 207669h16623v-77578" svg:viewBox="0 0 16624 77579">
          <text:p text:style-name="P2"/>
          <text:p text:style-name="P2"/>
        </draw:connector>
        <draw:connector draw:style-name="gr31" draw:text-style-name="P2" draw:layer="layout" draw:line-skew="-7.119cm 9.381cm -0.501cm" svg:x1="89.408cm" svg:y1="208.142cm" svg:x2="123.571cm" svg:y2="168.88cm" draw:start-shape="id32" draw:start-glue-point="1" draw:end-shape="id53" draw:end-glue-point="0" svg:d="M89408 208142h1651v9409h32512v-48671" svg:viewBox="0 0 34164 48672">
          <text:p text:style-name="P2"/>
          <text:p text:style-name="P2"/>
        </draw:connector>
        <draw:connector draw:style-name="gr30" draw:text-style-name="P2" draw:layer="layout" draw:line-skew="-1.27cm" svg:x1="127.18cm" svg:y1="91.821cm" svg:x2="128.46cm" svg:y2="78.105cm" draw:start-shape="id20" draw:start-glue-point="0" draw:end-shape="id54" draw:end-glue-point="2" svg:d="M127180 91821v-8128h1280v-5588" svg:viewBox="0 0 1281 13717">
          <text:p text:style-name="P2"/>
          <text:p text:style-name="P2"/>
        </draw:connector>
        <draw:frame draw:style-name="gr33" draw:text-style-name="P4" draw:layer="layout" svg:width="1.651cm" svg:height="0.962cm" svg:x="26.543cm" svg:y="163.576cm">
          <draw:text-box>
            <text:p>1</text:p>
          </draw:text-box>
        </draw:frame>
        <draw:frame draw:style-name="gr33" draw:text-style-name="P4" draw:layer="layout" svg:width="1.651cm" svg:height="0.962cm" svg:x="24.384cm" svg:y="152.2cm">
          <draw:text-box>
            <text:p>1</text:p>
          </draw:text-box>
        </draw:frame>
        <draw:frame draw:style-name="gr33" draw:text-style-name="P4" draw:layer="layout" svg:width="1.651cm" svg:height="0.962cm" svg:x="78.867cm" svg:y="215.446cm">
          <draw:text-box>
            <text:p>1</text:p>
          </draw:text-box>
        </draw:frame>
        <draw:frame draw:style-name="gr33" draw:text-style-name="P4" draw:layer="layout" svg:width="1.651cm" svg:height="0.962cm" svg:x="58.801cm" svg:y="199.952cm">
          <draw:text-box>
            <text:p>1</text:p>
          </draw:text-box>
        </draw:frame>
        <draw:frame draw:style-name="gr34" draw:text-style-name="P4" draw:layer="layout" svg:width="1.397cm" svg:height="1.016cm" svg:x="69.977cm" svg:y="187.706cm">
          <draw:text-box>
            <text:p>1</text:p>
          </draw:text-box>
        </draw:frame>
        <draw:frame draw:style-name="gr33" draw:text-style-name="P4" draw:layer="layout" svg:width="2.286cm" svg:height="0.962cm" svg:x="81.153cm" svg:y="200.279cm">
          <draw:text-box>
            <text:p>1</text:p>
          </draw:text-box>
        </draw:frame>
        <draw:frame draw:style-name="gr35" draw:text-style-name="P4" draw:layer="layout" svg:width="2.032cm" svg:height="0.962cm" svg:x="99.949cm" svg:y="200.279cm">
          <draw:text-box>
            <text:p>1</text:p>
          </draw:text-box>
        </draw:frame>
        <draw:frame draw:style-name="gr34" draw:text-style-name="P4" draw:layer="layout" svg:width="1.524cm" svg:height="1.016cm" svg:x="147.066cm" svg:y="194.564cm">
          <draw:text-box>
            <text:p>1</text:p>
          </draw:text-box>
        </draw:frame>
        <draw:frame draw:style-name="gr33" draw:text-style-name="P4" draw:layer="layout" svg:width="1.778cm" svg:height="0.962cm" svg:x="162.687cm" svg:y="194.945cm">
          <draw:text-box>
            <text:p>1</text:p>
          </draw:text-box>
        </draw:frame>
        <draw:frame draw:style-name="gr35" draw:text-style-name="P4" draw:layer="layout" svg:width="1.778cm" svg:height="0.962cm" svg:x="182.499cm" svg:y="194.691cm">
          <draw:text-box>
            <text:p>1</text:p>
          </draw:text-box>
        </draw:frame>
        <draw:frame draw:style-name="gr36" draw:text-style-name="P4" draw:layer="layout" svg:width="2.159cm" svg:height="1.27cm" svg:x="173.99cm" svg:y="183.769cm">
          <draw:text-box>
            <text:p>1</text:p>
          </draw:text-box>
        </draw:frame>
        <draw:frame draw:style-name="gr35" draw:text-style-name="P4" draw:layer="layout" svg:width="1.651cm" svg:height="0.962cm" svg:x="188.849cm" svg:y="180.213cm">
          <draw:text-box>
            <text:p>1</text:p>
          </draw:text-box>
        </draw:frame>
        <draw:frame draw:style-name="gr35" draw:text-style-name="P4" draw:layer="layout" svg:width="1.778cm" svg:height="0.962cm" svg:x="174.117cm" svg:y="163.449cm">
          <draw:text-box>
            <text:p>1</text:p>
          </draw:text-box>
        </draw:frame>
        <draw:frame draw:style-name="gr34" draw:text-style-name="P4" draw:layer="layout" svg:width="1.778cm" svg:height="1.016cm" svg:x="188.849cm" svg:y="163.322cm">
          <draw:text-box>
            <text:p>1</text:p>
          </draw:text-box>
        </draw:frame>
        <draw:frame draw:style-name="gr35" draw:text-style-name="P4" draw:layer="layout" svg:width="1.651cm" svg:height="0.962cm" svg:x="157.988cm" svg:y="163.703cm">
          <draw:text-box>
            <text:p>1</text:p>
          </draw:text-box>
        </draw:frame>
        <draw:frame draw:style-name="gr35" draw:text-style-name="P4" draw:layer="layout" svg:width="1.651cm" svg:height="0.962cm" svg:x="138.938cm" svg:y="163.195cm">
          <draw:text-box>
            <text:p>1</text:p>
          </draw:text-box>
        </draw:frame>
        <draw:frame draw:style-name="gr37" draw:text-style-name="P4" draw:layer="layout" svg:width="2.159cm" svg:height="1.143cm" svg:x="135.255cm" svg:y="151.13cm">
          <draw:text-box>
            <text:p>1</text:p>
          </draw:text-box>
        </draw:frame>
        <draw:frame draw:style-name="gr37" draw:text-style-name="P4" draw:layer="layout" svg:width="1.905cm" svg:height="1.143cm" svg:x="135.509cm" svg:y="132.842cm">
          <draw:text-box>
            <text:p>1</text:p>
          </draw:text-box>
        </draw:frame>
        <draw:frame draw:style-name="gr35" draw:text-style-name="P4" draw:layer="layout" svg:width="2.286cm" svg:height="0.962cm" svg:x="115.57cm" svg:y="133.223cm">
          <draw:text-box>
            <text:p>1</text:p>
          </draw:text-box>
        </draw:frame>
        <draw:frame draw:style-name="gr33" draw:text-style-name="P4" draw:layer="layout" svg:width="2.286cm" svg:height="0.962cm" svg:x="153.162cm" svg:y="104.013cm">
          <draw:text-box>
            <text:p>1</text:p>
          </draw:text-box>
        </draw:frame>
        <draw:frame draw:style-name="gr34" draw:text-style-name="P4" draw:layer="layout" svg:width="2.413cm" svg:height="1.016cm" svg:x="127.508cm" svg:y="101.727cm">
          <draw:text-box>
            <text:p>1</text:p>
          </draw:text-box>
        </draw:frame>
        <draw:frame draw:style-name="gr35" draw:text-style-name="P4" draw:layer="layout" svg:width="2.032cm" svg:height="0.962cm" svg:x="127.254cm" svg:y="90.678cm">
          <draw:text-box>
            <text:p>1</text:p>
          </draw:text-box>
        </draw:frame>
        <draw:frame draw:style-name="gr33" draw:text-style-name="P4" draw:layer="layout" svg:width="1.524cm" svg:height="0.962cm" svg:x="128.905cm" svg:y="78.613cm">
          <draw:text-box>
            <text:p>1</text:p>
          </draw:text-box>
        </draw:frame>
        <draw:frame draw:style-name="gr38" draw:text-style-name="P4" draw:layer="layout" svg:width="1.905cm" svg:height="0.962cm" svg:x="148.209cm" svg:y="82.931cm">
          <draw:text-box>
            <text:p>1</text:p>
          </draw:text-box>
        </draw:frame>
        <draw:frame draw:style-name="gr38" draw:text-style-name="P4" draw:layer="layout" svg:width="1.27cm" svg:height="0.962cm" svg:x="119.38cm" svg:y="95.504cm">
          <draw:text-box>
            <text:p>1</text:p>
          </draw:text-box>
        </draw:frame>
        <draw:frame draw:style-name="gr34" draw:text-style-name="P4" draw:layer="layout" svg:width="1.524cm" svg:height="1.016cm" svg:x="102.362cm" svg:y="86.741cm">
          <draw:text-box>
            <text:p>1</text:p>
          </draw:text-box>
        </draw:frame>
        <draw:frame draw:style-name="gr35" draw:text-style-name="P4" draw:layer="layout" svg:width="1.651cm" svg:height="0.962cm" svg:x="103.759cm" svg:y="103.632cm">
          <draw:text-box>
            <text:p>1</text:p>
          </draw:text-box>
        </draw:frame>
        <draw:frame draw:style-name="gr36" draw:text-style-name="P4" draw:layer="layout" svg:width="2.159cm" svg:height="1.27cm" svg:x="98.679cm" svg:y="111.887cm">
          <draw:text-box>
            <text:p>1</text:p>
          </draw:text-box>
        </draw:frame>
        <draw:frame draw:style-name="gr37" draw:text-style-name="P4" draw:layer="layout" svg:width="2.032cm" svg:height="1.143cm" svg:x="98.933cm" svg:y="132.842cm">
          <draw:text-box>
            <text:p>1</text:p>
          </draw:text-box>
        </draw:frame>
        <draw:frame draw:style-name="gr34" draw:text-style-name="P4" draw:layer="layout" svg:width="1.524cm" svg:height="1.016cm" svg:x="98.679cm" svg:y="163.703cm">
          <draw:text-box>
            <text:p>1</text:p>
          </draw:text-box>
        </draw:frame>
        <draw:frame draw:style-name="gr33" draw:text-style-name="P4" draw:layer="layout" svg:width="1.524cm" svg:height="0.962cm" svg:x="72.136cm" svg:y="163.449cm">
          <draw:text-box>
            <text:p>1</text:p>
          </draw:text-box>
        </draw:frame>
        <draw:frame draw:style-name="gr35" draw:text-style-name="P4" draw:layer="layout" svg:width="2.54cm" svg:height="0.962cm" svg:x="50.673cm" svg:y="164.719cm">
          <draw:text-box>
            <text:p><text:s/>1</text:p>
          </draw:text-box>
        </draw:frame>
        <draw:frame draw:style-name="gr36" draw:text-style-name="P4" draw:layer="layout" svg:width="2.159cm" svg:height="1.27cm" svg:x="51.308cm" svg:y="132.334cm">
          <draw:text-box>
            <text:p>1</text:p>
          </draw:text-box>
        </draw:frame>
        <draw:frame draw:style-name="gr39" draw:text-style-name="P4" draw:layer="layout" svg:width="2.286cm" svg:height="1.397cm" svg:x="75.946cm" svg:y="132.842cm">
          <draw:text-box>
            <text:p>1</text:p>
          </draw:text-box>
        </draw:frame>
        <draw:frame draw:style-name="gr36" draw:text-style-name="P4" draw:layer="layout" svg:width="2.286cm" svg:height="1.27cm" svg:x="26.67cm" svg:y="132.969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46" draw:fill-image-name="Bitmap_20_1" draw:textarea-vertical-align="botto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9.999cm" fo:page-height="299.999cm" style:print-orientation="landscape"/>
    </style:page-layout>
    <style:style style:name="Mdp1" style:family="drawing-page">
      <style:drawing-page-properties draw:background-size="border" draw:fill="solid" draw:fill-color="#c6c6c6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9:19:55.763000000</meta:creation-date>
    <meta:generator>LibreOffice/5.1.6.2$Windows_x86 LibreOffice_project/07ac168c60a517dba0f0d7bc7540f5afa45f0909</meta:generator>
    <dc:date>2018-07-07T01:04:24.726000000</dc:date>
    <meta:editing-duration>P1DT4H12M31S</meta:editing-duration>
    <meta:editing-cycles>6</meta:editing-cycles>
    <meta:document-statistic meta:object-count="198"/>
  </office:meta>
</office:document-meta>
</file>